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744in"/>
    </style:style>
    <style:style style:name="co3" style:family="table-column">
      <style:table-column-properties fo:break-before="auto" style:column-width="2.1083in"/>
    </style:style>
    <style:style style:name="co4" style:family="table-column">
      <style:table-column-properties fo:break-before="auto" style:column-width="3.7575in"/>
    </style:style>
    <style:style style:name="co5" style:family="table-column">
      <style:table-column-properties fo:break-before="auto" style:column-width="3.1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5" table:default-cell-style-name="ce2"/>
        <table:table-column table:style-name="co1" table:default-cell-style-name="ce2"/>
        <table:table-row table:style-name="ro1">
          <table:table-cell office:value-type="float" office:value="1">
            <text:p>1</text:p>
          </table:table-cell>
          <table:table-cell office:value-type="string">
            <text:p>alphabet</text:p>
          </table:table-cell>
          <table:table-cell office:value-type="string">
            <text:p>al-pha-bet</text:p>
          </table:table-cell>
          <table:table-cell office:value-type="string">
            <text:p>letters in English, ABC</text:p>
          </table:table-cell>
          <table:table-cell table:style-name="ce1" office:value-type="string">
            <text:p>How many letters are in the alphabet?</text:p>
          </table:table-cell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numbers</text:p>
          </table:table-cell>
          <table:table-cell office:value-type="string">
            <text:p>num-bers</text:p>
          </table:table-cell>
          <table:table-cell office:value-type="string">
            <text:p>1, 2, 3, 4, 5...</text:p>
          </table:table-cell>
          <table:table-cell table:style-name="ce1" office:value-type="string">
            <text:p>I would like you to read number one.</text:p>
          </table:table-cell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name</text:p>
          </table:table-cell>
          <table:table-cell office:value-type="string">
            <text:p>what you are called</text:p>
          </table:table-cell>
          <table:table-cell table:style-name="ce1" office:value-type="string">
            <text:p>Can you please tell me your name?</text:p>
          </table:table-cell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address</text:p>
          </table:table-cell>
          <table:table-cell office:value-type="string">
            <text:p>ad-dress</text:p>
          </table:table-cell>
          <table:table-cell office:value-type="string">
            <text:p>where you live</text:p>
          </table:table-cell>
          <table:table-cell table:style-name="ce1" office:value-type="string">
            <text:p>What is the address of the school?</text:p>
          </table:table-cell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phone number</text:p>
          </table:table-cell>
          <table:table-cell office:value-type="string">
            <text:p>phone-num-ber</text:p>
          </table:table-cell>
          <table:table-cell office:value-type="string">
            <text:p>the number to call someone</text:p>
          </table:table-cell>
          <table:table-cell table:style-name="ce1" office:value-type="string">
            <text:p>Here is my phone number so you can call me.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main</text:p>
          </table:table-cell>
          <table:table-cell office:value-type="string">
            <text:p>the biggest one, most important</text:p>
          </table:table-cell>
          <table:table-cell table:style-name="ce1" office:value-type="string">
            <text:p>Many people work on Main Street.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street</text:p>
          </table:table-cell>
          <table:table-cell office:value-type="string">
            <text:p>a place where cars can drive</text:p>
          </table:table-cell>
          <table:table-cell table:style-name="ce1" office:value-type="string">
            <text:p>Don't play in the street!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Mexico</text:p>
          </table:table-cell>
          <table:table-cell office:value-type="string">
            <text:p>Mex-i-co</text:p>
          </table:table-cell>
          <table:table-cell office:value-type="string">
            <text:p>a country near America where people speak Spanish</text:p>
          </table:table-cell>
          <table:table-cell table:style-name="ce1" office:value-type="string">
            <text:p>Have you ever been to Mexico?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city</text:p>
          </table:table-cell>
          <table:table-cell office:value-type="string">
            <text:p>cit-y</text:p>
          </table:table-cell>
          <table:table-cell office:value-type="string">
            <text:p>a place where many people live and work</text:p>
          </table:table-cell>
          <table:table-cell office:value-type="string">
            <text:p>How many people live in your city?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amous</text:p>
          </table:table-cell>
          <table:table-cell office:value-type="string">
            <text:p>fa-mous</text:p>
          </table:table-cell>
          <table:table-cell office:value-type="string">
            <text:p>many people know about them</text:p>
          </table:table-cell>
          <table:table-cell office:value-type="string">
            <text:p>That singer is rich and famous.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actice</text:p>
          </table:table-cell>
          <table:table-cell office:value-type="string">
            <text:p>prac-tice</text:p>
          </table:table-cell>
          <table:table-cell office:value-type="string">
            <text:p>to study, to do many times to get better</text:p>
          </table:table-cell>
          <table:table-cell office:value-type="string">
            <text:p>You need to practice every day to get better.</text:p>
          </table:table-cell>
          <table:table-cell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actor</text:p>
          </table:table-cell>
          <table:table-cell office:value-type="string">
            <text:p>act-or</text:p>
          </table:table-cell>
          <table:table-cell office:value-type="string">
            <text:p>a person who acts in a movie</text:p>
          </table:table-cell>
          <table:table-cell office:value-type="string">
            <text:p>Who is your favorite actor?</text:p>
          </table:table-cell>
          <table:table-cell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actress</text:p>
          </table:table-cell>
          <table:table-cell office:value-type="string">
            <text:p>act-ress</text:p>
          </table:table-cell>
          <table:table-cell office:value-type="string">
            <text:p>a female actor</text:p>
          </table:table-cell>
          <table:table-cell office:value-type="string">
            <text:p>She is my favorite actress.</text:p>
          </table:table-cell>
          <table:table-cell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athlete</text:p>
          </table:table-cell>
          <table:table-cell office:value-type="string">
            <text:p>ath-lete</text:p>
          </table:table-cell>
          <table:table-cell office:value-type="string">
            <text:p>a person who plays sports</text:p>
          </table:table-cell>
          <table:table-cell office:value-type="string">
            <text:p>The athlete hits the ball very far.</text:p>
          </table:table-cell>
          <table:table-cell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president</text:p>
          </table:table-cell>
          <table:table-cell office:value-type="string">
            <text:p>pres-i-dent</text:p>
          </table:table-cell>
          <table:table-cell office:value-type="string">
            <text:p>a person who leads the country</text:p>
          </table:table-cell>
          <table:table-cell office:value-type="string">
            <text:p>Who is the president of Taiwan?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ime minister</text:p>
          </table:table-cell>
          <table:table-cell office:value-type="string">
            <text:p>prime-min-is-ter</text:p>
          </table:table-cell>
          <table:table-cell office:value-type="string">
            <text:p>a person who leads the country</text:p>
          </table:table-cell>
          <table:table-cell office:value-type="string">
            <text:p>Who is the prime minister of Japan?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ader</text:p>
          </table:table-cell>
          <table:table-cell office:value-type="string">
            <text:p>lead-er</text:p>
          </table:table-cell>
          <table:table-cell office:value-type="string">
            <text:p>a person who tells others what to do</text:p>
          </table:table-cell>
          <table:table-cell office:value-type="string">
            <text:p>The leader of the team works very hard.</text:p>
          </table:table-cell>
          <table:table-cell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America</text:p>
          </table:table-cell>
          <table:table-cell office:value-type="string">
            <text:p>A-mer-i-ca</text:p>
          </table:table-cell>
          <table:table-cell office:value-type="string">
            <text:p>USA, a country where a lot of teachers are from</text:p>
          </table:table-cell>
          <table:table-cell office:value-type="string">
            <text:p>Would you like to visit America?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icense</text:p>
          </table:table-cell>
          <table:table-cell office:value-type="string">
            <text:p>li-cense</text:p>
          </table:table-cell>
          <table:table-cell office:value-type="string">
            <text:p>a card that says you can do something</text:p>
          </table:table-cell>
          <table:table-cell office:value-type="string">
            <text:p>Do you have a license to drive?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e-mail</text:p>
          </table:table-cell>
          <table:table-cell office:value-type="string">
            <text:p>a message on a computer</text:p>
          </table:table-cell>
          <table:table-cell office:value-type="string">
            <text:p>I will send you an e-mail when I get home.</text:p>
          </table:table-cell>
          <table:table-cell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river</text:p>
          </table:table-cell>
          <table:table-cell office:value-type="string">
            <text:p>riv-er</text:p>
          </table:table-cell>
          <table:table-cell office:value-type="string">
            <text:p>a body of moving water</text:p>
          </table:table-cell>
          <table:table-cell office:value-type="string">
            <text:p>Many fish and turtles swim in the river.</text:p>
          </table:table-cell>
          <table:table-cell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New York</text:p>
          </table:table-cell>
          <table:table-cell office:value-type="string">
            <text:p>New-York</text:p>
          </table:table-cell>
          <table:table-cell office:value-type="string">
            <text:p>the biggest city in America</text:p>
          </table:table-cell>
          <table:table-cell office:value-type="string">
            <text:p>New York is the largest city in America.</text:p>
          </table:table-cell>
          <table:table-cell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emergency</text:p>
          </table:table-cell>
          <table:table-cell office:value-type="string">
            <text:p>e-mer-gen-cy</text:p>
          </table:table-cell>
          <table:table-cell office:value-type="string">
            <text:p>a very serious problem</text:p>
          </table:table-cell>
          <table:table-cell office:value-type="string">
            <text:p>Who do you call if you have an emergency?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partment</text:p>
          </table:table-cell>
          <table:table-cell office:value-type="string">
            <text:p>a-part-ment</text:p>
          </table:table-cell>
          <table:table-cell office:value-type="string">
            <text:p>a part of a building where people live</text:p>
          </table:table-cell>
          <table:table-cell office:value-type="string">
            <text:p>His apartment is very nice but a little small.</text:p>
          </table:table-cell>
          <table:table-cell/>
        </table:table-row>
        <table:table-row table:style-name="ro1">
          <table:table-cell table:style-name="ce2" office:value-type="float" office:value="5">
            <text:p>5</text:p>
          </table:table-cell>
          <table:table-cell table:number-columns-repeated="2" office:value-type="string">
            <text:p>spell</text:p>
          </table:table-cell>
          <table:table-cell office:value-type="string">
            <text:p>to say the letters in a word</text:p>
          </table:table-cell>
          <table:table-cell office:value-type="string">
            <text:p>How many words can you spell?</text:p>
          </table:table-cell>
          <table:table-cell/>
        </table:table-row>
        <table:table-row table:style-name="ro1">
          <table:table-cell table:style-name="ce2" office:value-type="float" office:value="5">
            <text:p>5</text:p>
          </table:table-cell>
          <table:table-cell table:number-columns-repeated="2" office:value-type="string">
            <text:p>first</text:p>
          </table:table-cell>
          <table:table-cell office:value-type="string">
            <text:p>number 1</text:p>
          </table:table-cell>
          <table:table-cell office:value-type="string">
            <text:p>I want to be the first person to walk on Mars.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enter</text:p>
          </table:table-cell>
          <table:table-cell office:value-type="string">
            <text:p>cent-er</text:p>
          </table:table-cell>
          <table:table-cell office:value-type="string">
            <text:p>the middle</text:p>
          </table:table-cell>
          <table:table-cell office:value-type="string">
            <text:p>There are many stores near the center of the city.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desk</text:p>
          </table:table-cell>
          <table:table-cell office:value-type="string">
            <text:p>a table where you can do work</text:p>
          </table:table-cell>
          <table:table-cell office:value-type="string">
            <text:p>Make sure you clean your desk at least once per week.</text:p>
          </table:table-cell>
          <table:table-cell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string">
            <text:p>computer</text:p>
          </table:table-cell>
          <table:table-cell office:value-type="string">
            <text:p>com-pu-ter</text:p>
          </table:table-cell>
          <table:table-cell office:value-type="string">
            <text:p>a machine that does math and can use the internet</text:p>
          </table:table-cell>
          <table:table-cell office:value-type="string">
            <text:p>Do you know how to use a computer?</text:p>
          </table:table-cell>
          <table:table-cell/>
        </table:table-row>
        <table:table-row table:style-name="ro1">
          <table:table-cell table:style-name="ce2" office:value-type="float" office:value="7">
            <text:p>7</text:p>
          </table:table-cell>
          <table:table-cell table:number-columns-repeated="2" office:value-type="string">
            <text:p>bank</text:p>
          </table:table-cell>
          <table:table-cell office:value-type="string">
            <text:p>a place where you can save and borrow money</text:p>
          </table:table-cell>
          <table:table-cell office:value-type="string">
            <text:p>We can go borrow some money from the bank.</text:p>
          </table:table-cell>
          <table:table-cell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string">
            <text:p>post office</text:p>
          </table:table-cell>
          <table:table-cell office:value-type="string">
            <text:p>post-of-fice</text:p>
          </table:table-cell>
          <table:table-cell office:value-type="string">
            <text:p>a place where you can send mail</text:p>
          </table:table-cell>
          <table:table-cell office:value-type="string">
            <text:p>The post office is only open from 8:00 to 6:00.</text:p>
          </table:table-cell>
          <table:table-cell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string">
            <text:p>restaurant</text:p>
          </table:table-cell>
          <table:table-cell office:value-type="string">
            <text:p>rest-aur-ant</text:p>
          </table:table-cell>
          <table:table-cell office:value-type="string">
            <text:p>a place where you can buy and eat food</text:p>
          </table:table-cell>
          <table:table-cell office:value-type="string">
            <text:p>She eats at this restaurant three times per week.</text:p>
          </table:table-cell>
          <table:table-cell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string">
            <text:p>kitchen</text:p>
          </table:table-cell>
          <table:table-cell office:value-type="string">
            <text:p>kit-chen</text:p>
          </table:table-cell>
          <table:table-cell office:value-type="string">
            <text:p>a room where you make food</text:p>
          </table:table-cell>
          <table:table-cell office:value-type="string">
            <text:p>Does your apartment have a large kitchen?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ookshelf</text:p>
          </table:table-cell>
          <table:table-cell office:value-type="string">
            <text:p>book-shelf</text:p>
          </table:table-cell>
          <table:table-cell office:value-type="string">
            <text:p>a box on the wall that holds books</text:p>
          </table:table-cell>
          <table:table-cell office:value-type="string">
            <text:p>Please return your books to the bookshelf every day.</text:p>
          </table:table-cell>
          <table:table-cell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2" office:value-type="string">
            <text:p>globe</text:p>
          </table:table-cell>
          <table:table-cell office:value-type="string">
            <text:p>a ball that looks like the Earth</text:p>
          </table:table-cell>
          <table:table-cell office:value-type="string">
            <text:p>How is a globe better than a map?</text:p>
          </table:table-cell>
          <table:table-cell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string">
            <text:p>table</text:p>
          </table:table-cell>
          <table:table-cell office:value-type="string">
            <text:p>ta-ble</text:p>
          </table:table-cell>
          <table:table-cell office:value-type="string">
            <text:p>furniture with a flat top and 4 legs</text:p>
          </table:table-cell>
          <table:table-cell office:value-type="string">
            <text:p>The kids are hiding under the table!</text:p>
          </table:table-cell>
          <table:table-cell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string">
            <text:p>ruler</text:p>
          </table:table-cell>
          <table:table-cell office:value-type="string">
            <text:p>ru-ler</text:p>
          </table:table-cell>
          <table:table-cell office:value-type="string">
            <text:p>a tool that lets you measure and draw straight lines</text:p>
          </table:table-cell>
          <table:table-cell office:value-type="string">
            <text:p>Your ruler can tell you how long something is.</text:p>
          </table:table-cell>
          <table:table-cell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string">
            <text:p>dictionary</text:p>
          </table:table-cell>
          <table:table-cell office:value-type="string">
            <text:p>dic-tion-ar-y</text:p>
          </table:table-cell>
          <table:table-cell office:value-type="string">
            <text:p>a book that tells you the meaning of words</text:p>
          </table:table-cell>
          <table:table-cell office:value-type="string">
            <text:p>How many words are in the dictionary?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otebook</text:p>
          </table:table-cell>
          <table:table-cell office:value-type="string">
            <text:p>note-book</text:p>
          </table:table-cell>
          <table:table-cell office:value-type="string">
            <text:p>a book that you can write in</text:p>
          </table:table-cell>
          <table:table-cell office:value-type="string">
            <text:p>You should write your homework in your notebook.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ining room</text:p>
          </table:table-cell>
          <table:table-cell office:value-type="string">
            <text:p>di-ning-room</text:p>
          </table:table-cell>
          <table:table-cell office:value-type="string">
            <text:p>a room with a table where you can eat food</text:p>
          </table:table-cell>
          <table:table-cell office:value-type="string">
            <text:p>We will have dinner in the dining room.</text:p>
          </table:table-cell>
          <table:table-cell/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string">
            <text:p>attic</text:p>
          </table:table-cell>
          <table:table-cell office:value-type="string">
            <text:p>at-tic</text:p>
          </table:table-cell>
          <table:table-cell office:value-type="string">
            <text:p>a room in the top of a house</text:p>
          </table:table-cell>
          <table:table-cell office:value-type="string">
            <text:p>I think there's a ghost in the attic!</text:p>
          </table:table-cell>
          <table:table-cell/>
        </table:table-row>
        <table:table-row table:style-name="ro1">
          <table:table-cell table:style-name="ce2" office:value-type="float" office:value="10">
            <text:p>10</text:p>
          </table:table-cell>
          <table:table-cell table:number-columns-repeated="2" office:value-type="string">
            <text:p>yard</text:p>
          </table:table-cell>
          <table:table-cell office:value-type="string">
            <text:p>a place outside a house with grass and maybe a garden</text:p>
          </table:table-cell>
          <table:table-cell office:value-type="string">
            <text:p>The dog is running around the yard.</text:p>
          </table:table-cell>
          <table:table-cell/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string">
            <text:p>garage</text:p>
          </table:table-cell>
          <table:table-cell office:value-type="string">
            <text:p>gar-age</text:p>
          </table:table-cell>
          <table:table-cell office:value-type="string">
            <text:p>a room to park a car in</text:p>
          </table:table-cell>
          <table:table-cell office:value-type="string">
            <text:p>You have a really big garage!</text:p>
          </table:table-cell>
          <table:table-cell/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string">
            <text:p>basement</text:p>
          </table:table-cell>
          <table:table-cell office:value-type="string">
            <text:p>base-ment</text:p>
          </table:table-cell>
          <table:table-cell office:value-type="string">
            <text:p>a room under a house or building</text:p>
          </table:table-cell>
          <table:table-cell office:value-type="string">
            <text:p>I'm afraid of the mice in my basement.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iving room</text:p>
          </table:table-cell>
          <table:table-cell office:value-type="string">
            <text:p>liv-ing-room</text:p>
          </table:table-cell>
          <table:table-cell office:value-type="string">
            <text:p>a room where you can sit and watch TV</text:p>
          </table:table-cell>
          <table:table-cell office:value-type="string">
            <text:p>Does your living room have a TV?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ell phone</text:p>
          </table:table-cell>
          <table:table-cell office:value-type="string">
            <text:p>cell-phone</text:p>
          </table:table-cell>
          <table:table-cell office:value-type="string">
            <text:p>a machine that allows you to call people</text:p>
          </table:table-cell>
          <table:table-cell office:value-type="string">
            <text:p>I lost my cell phone on the MRT!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nteresting</text:p>
          </table:table-cell>
          <table:table-cell office:value-type="string">
            <text:p>in-ter-es-ting</text:p>
          </table:table-cell>
          <table:table-cell office:value-type="string">
            <text:p>cool, fun to look at, fun to think about</text:p>
          </table:table-cell>
          <table:table-cell office:value-type="string">
            <text:p>I am reading an interesting book.</text:p>
          </table:table-cell>
          <table:table-cell/>
        </table:table-row>
        <table:table-row table:style-name="ro1">
          <table:table-cell table:style-name="ce2" office:value-type="float" office:value="13">
            <text:p>13</text:p>
          </table:table-cell>
          <table:table-cell office:value-type="string">
            <text:p>Tokyo</text:p>
          </table:table-cell>
          <table:table-cell office:value-type="string">
            <text:p>To-ky-o</text:p>
          </table:table-cell>
          <table:table-cell office:value-type="string">
            <text:p>the biggest city in Japan</text:p>
          </table:table-cell>
          <table:table-cell office:value-type="string">
            <text:p>Have you ever been to Tokyo?</text:p>
          </table:table-cell>
          <table:table-cell/>
        </table:table-row>
        <table:table-row table:style-name="ro1">
          <table:table-cell table:style-name="ce2" office:value-type="float" office:value="13">
            <text:p>13</text:p>
          </table:table-cell>
          <table:table-cell office:value-type="string">
            <text:p>country</text:p>
          </table:table-cell>
          <table:table-cell office:value-type="string">
            <text:p>coun-try</text:p>
          </table:table-cell>
          <table:table-cell office:value-type="string">
            <text:p>a place with a government and a president</text:p>
          </table:table-cell>
          <table:table-cell office:value-type="string">
            <text:p>How many countries have you been to?</text:p>
          </table:table-cell>
          <table:table-cell/>
        </table:table-row>
        <table:table-row table:style-name="ro1">
          <table:table-cell table:style-name="ce2" office:value-type="float" office:value="13">
            <text:p>13</text:p>
          </table:table-cell>
          <table:table-cell table:number-columns-repeated="2" office:value-type="string">
            <text:p>friend</text:p>
          </table:table-cell>
          <table:table-cell office:value-type="string">
            <text:p>someone you can play with</text:p>
          </table:table-cell>
          <table:table-cell office:value-type="string">
            <text:p>You can ask a friend to play a game with you.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onkey</text:p>
          </table:table-cell>
          <table:table-cell office:value-type="string">
            <text:p>mon-key</text:p>
          </table:table-cell>
          <table:table-cell office:value-type="string">
            <text:p>an animal that climbs trees and eats bananas</text:p>
          </table:table-cell>
          <table:table-cell office:value-type="string">
            <text:p>The monkeys swing from tree to tree.</text:p>
          </table:table-cell>
          <table:table-cell/>
        </table:table-row>
        <table:table-row table:style-name="ro1">
          <table:table-cell table:style-name="ce2" office:value-type="float" office:value="14">
            <text:p>14</text:p>
          </table:table-cell>
          <table:table-cell office:value-type="string">
            <text:p>hospital</text:p>
          </table:table-cell>
          <table:table-cell office:value-type="string">
            <text:p>hos-pit-al</text:p>
          </table:table-cell>
          <table:table-cell office:value-type="string">
            <text:p>a place where you can see a doctor</text:p>
          </table:table-cell>
          <table:table-cell office:value-type="string">
            <text:p>We need to go to the hospital right away!</text:p>
          </table:table-cell>
          <table:table-cell/>
        </table:table-row>
        <table:table-row table:style-name="ro2">
          <table:table-cell table:style-name="ce2" office:value-type="float" office:value="14">
            <text:p>14</text:p>
          </table:table-cell>
          <table:table-cell office:value-type="string">
            <text:p>theater</text:p>
          </table:table-cell>
          <table:table-cell office:value-type="string">
            <text:p>theat-er</text:p>
          </table:table-cell>
          <table:table-cell office:value-type="string">
            <text:p>a place where you can watch movies on a big screen or see someone perform on a stage</text:p>
          </table:table-cell>
          <table:table-cell office:value-type="string">
            <text:p>We can see a movie at the theater this weekend.</text:p>
          </table:table-cell>
          <table:table-cell/>
        </table:table-row>
        <table:table-row table:style-name="ro1">
          <table:table-cell table:style-name="ce2" office:value-type="float" office:value="14">
            <text:p>14</text:p>
          </table:table-cell>
          <table:table-cell office:value-type="string">
            <text:p>library</text:p>
          </table:table-cell>
          <table:table-cell office:value-type="string">
            <text:p>li-brar-y</text:p>
          </table:table-cell>
          <table:table-cell office:value-type="string">
            <text:p>a place where you can borrow and read books</text:p>
          </table:table-cell>
          <table:table-cell office:value-type="string">
            <text:p>Please be quiet while you are in the library!</text:p>
          </table:table-cell>
          <table:table-cell/>
        </table:table-row>
        <table:table-row table:style-name="ro1">
          <table:table-cell table:style-name="ce2" office:value-type="float" office:value="14">
            <text:p>14</text:p>
          </table:table-cell>
          <table:table-cell office:value-type="string">
            <text:p>supermarket</text:p>
          </table:table-cell>
          <table:table-cell office:value-type="string">
            <text:p>su-per-mar-ket</text:p>
          </table:table-cell>
          <table:table-cell office:value-type="string">
            <text:p>a place where you can buy food to cook at home</text:p>
          </table:table-cell>
          <table:table-cell office:value-type="string">
            <text:p>He shops at the supermarket every week.</text:p>
          </table:table-cell>
          <table:table-cell/>
        </table:table-row>
        <table:table-row table:style-name="ro1">
          <table:table-cell table:style-name="ce2" office:value-type="float" office:value="14">
            <text:p>14</text:p>
          </table:table-cell>
          <table:table-cell table:number-columns-repeated="2" office:value-type="string">
            <text:p>zoo</text:p>
          </table:table-cell>
          <table:table-cell office:value-type="string">
            <text:p>a place where you can see many animals</text:p>
          </table:table-cell>
          <table:table-cell office:value-type="string">
            <text:p>What is your favorite animal in the zoo?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bsent</text:p>
          </table:table-cell>
          <table:table-cell office:value-type="string">
            <text:p>ab-sent</text:p>
          </table:table-cell>
          <table:table-cell office:value-type="string">
            <text:p>not here, gone</text:p>
          </table:table-cell>
          <table:table-cell office:value-type="string">
            <text:p>I'm sorry, but the boss is absent today.</text:p>
          </table:table-cell>
          <table:table-cell/>
        </table:table-row>
        <table:table-row table:style-name="ro1">
          <table:table-cell table:style-name="ce2" office:value-type="float" office:value="15">
            <text:p>15</text:p>
          </table:table-cell>
          <table:table-cell office:value-type="string">
            <text:p>dentist</text:p>
          </table:table-cell>
          <table:table-cell office:value-type="string">
            <text:p>dent-ist</text:p>
          </table:table-cell>
          <table:table-cell office:value-type="string">
            <text:p>a tooth doctor</text:p>
          </table:table-cell>
          <table:table-cell office:value-type="string">
            <text:p>The dentist says I need to take better care of my teeth.</text:p>
          </table:table-cell>
          <table:table-cell/>
        </table:table-row>
        <table:table-row table:style-name="ro1">
          <table:table-cell table:style-name="ce2" office:value-type="float" office:value="15">
            <text:p>15</text:p>
          </table:table-cell>
          <table:table-cell office:value-type="string">
            <text:p>office</text:p>
          </table:table-cell>
          <table:table-cell office:value-type="string">
            <text:p>of-fice</text:p>
          </table:table-cell>
          <table:table-cell office:value-type="string">
            <text:p>a place where people can work</text:p>
          </table:table-cell>
          <table:table-cell office:value-type="string">
            <text:p>Every day she works in the office in the city.</text:p>
          </table:table-cell>
          <table:table-cell/>
        </table:table-row>
        <table:table-row table:style-name="ro1">
          <table:table-cell table:style-name="ce2" office:value-type="float" office:value="15">
            <text:p>15</text:p>
          </table:table-cell>
          <table:table-cell office:value-type="string">
            <text:p>except</text:p>
          </table:table-cell>
          <table:table-cell office:value-type="string">
            <text:p>ex-cept</text:p>
          </table:table-cell>
          <table:table-cell office:value-type="string">
            <text:p>but not, everything but not this</text:p>
          </table:table-cell>
          <table:table-cell office:value-type="string">
            <text:p>Everyone finished the race except for Bob.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lassroom</text:p>
          </table:table-cell>
          <table:table-cell office:value-type="string">
            <text:p>class-room</text:p>
          </table:table-cell>
          <table:table-cell office:value-type="string">
            <text:p>a room where you can learn in school</text:p>
          </table:table-cell>
          <table:table-cell office:value-type="string">
            <text:p>How many students are in the classroom?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tudy</text:p>
          </table:table-cell>
          <table:table-cell office:value-type="string">
            <text:p>stud-y</text:p>
          </table:table-cell>
          <table:table-cell office:value-type="string">
            <text:p>to read homework and learn</text:p>
          </table:table-cell>
          <table:table-cell office:value-type="string">
            <text:p>Make sure you study for the test every week!</text:p>
          </table:table-cell>
          <table:table-cell/>
        </table:table-row>
        <table:table-row table:style-name="ro1">
          <table:table-cell table:style-name="ce2" office:value-type="float" office:value="17">
            <text:p>17</text:p>
          </table:table-cell>
          <table:table-cell table:number-columns-repeated="2" office:value-type="string">
            <text:p>plant</text:p>
          </table:table-cell>
          <table:table-cell office:value-type="string">
            <text:p>to put a tree or flower in the ground</text:p>
          </table:table-cell>
          <table:table-cell office:value-type="string">
            <text:p>It is important to plant trees in your city.</text:p>
          </table:table-cell>
          <table:table-cell/>
        </table:table-row>
        <table:table-row table:style-name="ro1">
          <table:table-cell table:style-name="ce2" office:value-type="float" office:value="17">
            <text:p>17</text:p>
          </table:table-cell>
          <table:table-cell table:number-columns-repeated="2" office:value-type="string">
            <text:p>watch</text:p>
          </table:table-cell>
          <table:table-cell office:value-type="string">
            <text:p>a clock on your arm</text:p>
          </table:table-cell>
          <table:table-cell office:value-type="string">
            <text:p>How many hands does your watch have?</text:p>
          </table:table-cell>
          <table:table-cell/>
        </table:table-row>
        <table:table-row table:style-name="ro1">
          <table:table-cell table:style-name="ce2" office:value-type="float" office:value="17">
            <text:p>17</text:p>
          </table:table-cell>
          <table:table-cell office:value-type="string">
            <text:p>listen</text:p>
          </table:table-cell>
          <table:table-cell office:value-type="string">
            <text:p>list-en</text:p>
          </table:table-cell>
          <table:table-cell office:value-type="string">
            <text:p>to hear and think about</text:p>
          </table:table-cell>
          <table:table-cell office:value-type="string">
            <text:p>You should stop and listen before you cross the street.</text:p>
          </table:table-cell>
          <table:table-cell/>
        </table:table-row>
        <table:table-row table:style-name="ro1">
          <table:table-cell table:style-name="ce2" office:value-type="float" office:value="17">
            <text:p>17</text:p>
          </table:table-cell>
          <table:table-cell office:value-type="string">
            <text:p>piano</text:p>
          </table:table-cell>
          <table:table-cell office:value-type="string">
            <text:p>pi-an-o</text:p>
          </table:table-cell>
          <table:table-cell office:value-type="string">
            <text:p>an instrument with black and white keys</text:p>
          </table:table-cell>
          <table:table-cell office:value-type="string">
            <text:p>Do you know how to play the piano?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string">
            <text:p>cook</text:p>
          </table:table-cell>
          <table:table-cell office:value-type="string">
            <text:p>to make food</text:p>
          </table:table-cell>
          <table:table-cell office:value-type="string">
            <text:p>You can help your parents cook dinner.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newspaper</text:p>
          </table:table-cell>
          <table:table-cell office:value-type="string">
            <text:p>news-pa-per</text:p>
          </table:table-cell>
          <table:table-cell office:value-type="string">
            <text:p>a big paper that you can read every day that tells you what happened</text:p>
          </table:table-cell>
          <table:table-cell office:value-type="string">
            <text:p>What does the newspaper say about the president?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guitar</text:p>
          </table:table-cell>
          <table:table-cell office:value-type="string">
            <text:p>gui-tar</text:p>
          </table:table-cell>
          <table:table-cell office:value-type="string">
            <text:p>an instrument with 6 strings</text:p>
          </table:table-cell>
          <table:table-cell office:value-type="string">
            <text:p>She has played the guitar for five years.</text:p>
          </table:table-cell>
          <table:table-cell/>
        </table:table-row>
        <table:table-row table:style-name="ro1">
          <table:table-cell table:style-name="ce2" office:value-type="float" office:value="20">
            <text:p>20</text:p>
          </table:table-cell>
          <table:table-cell table:number-columns-repeated="2" office:value-type="string">
            <text:p>cards</text:p>
          </table:table-cell>
          <table:table-cell office:value-type="string">
            <text:p>52 pieces of paper that you use to play a game</text:p>
          </table:table-cell>
          <table:table-cell office:value-type="string">
            <text:p>Do you want to play cards with me?</text:p>
          </table:table-cell>
          <table:table-cell/>
        </table:table-row>
        <table:table-row table:style-name="ro1">
          <table:table-cell table:style-name="ce2" office:value-type="float" office:value="20">
            <text:p>20</text:p>
          </table:table-cell>
          <table:table-cell office:value-type="string">
            <text:p>breakfast</text:p>
          </table:table-cell>
          <table:table-cell office:value-type="string">
            <text:p>break-fast</text:p>
          </table:table-cell>
          <table:table-cell office:value-type="string">
            <text:p>the first real of the day, eat in the morning</text:p>
          </table:table-cell>
          <table:table-cell office:value-type="string">
            <text:p>What time do you usually eat breakfast?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string">
            <text:p>math</text:p>
          </table:table-cell>
          <table:table-cell office:value-type="string">
            <text:p>to add or subtract numbers</text:p>
          </table:table-cell>
          <table:table-cell office:value-type="string">
            <text:p>I don't understand the math that we are learning in class.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string">
            <text:p>shine</text:p>
          </table:table-cell>
          <table:table-cell office:value-type="string">
            <text:p>to have a lot of light coming from something</text:p>
          </table:table-cell>
          <table:table-cell office:value-type="string">
            <text:p>The light shines on the book on the table.</text:p>
          </table:table-cell>
          <table:table-cell/>
        </table:table-row>
        <table:table-row table:style-name="ro1">
          <table:table-cell table:style-name="ce2" office:value-type="float" office:value="22">
            <text:p>22</text:p>
          </table:table-cell>
          <table:table-cell office:value-type="string">
            <text:p>beautiful</text:p>
          </table:table-cell>
          <table:table-cell office:value-type="string">
            <text:p>beau-ti-ful</text:p>
          </table:table-cell>
          <table:table-cell office:value-type="string">
            <text:p>very pretty</text:p>
          </table:table-cell>
          <table:table-cell office:value-type="string">
            <text:p>The big, beautiful house is on the top of the hill.</text:p>
          </table:table-cell>
          <table:table-cell/>
        </table:table-row>
        <table:table-row table:style-name="ro1">
          <table:table-cell table:style-name="ce2" office:value-type="float" office:value="22">
            <text:p>22</text:p>
          </table:table-cell>
          <table:table-cell office:value-type="string">
            <text:p>radio</text:p>
          </table:table-cell>
          <table:table-cell office:value-type="string">
            <text:p>ra-di-o</text:p>
          </table:table-cell>
          <table:table-cell office:value-type="string">
            <text:p>a machine that can play music from the air</text:p>
          </table:table-cell>
          <table:table-cell office:value-type="string">
            <text:p>Turn on the radio and find some music!</text:p>
          </table:table-cell>
          <table:table-cell/>
        </table:table-row>
        <table:table-row table:style-name="ro1">
          <table:table-cell table:style-name="ce2" office:value-type="float" office:value="22">
            <text:p>22</text:p>
          </table:table-cell>
          <table:table-cell office:value-type="string">
            <text:p>family</text:p>
          </table:table-cell>
          <table:table-cell office:value-type="string">
            <text:p>fam-il-y</text:p>
          </table:table-cell>
          <table:table-cell office:value-type="string">
            <text:p>people you live with</text:p>
          </table:table-cell>
          <table:table-cell office:value-type="string">
            <text:p>How many people are in your family?</text:p>
          </table:table-cell>
          <table:table-cell/>
        </table:table-row>
        <table:table-row table:style-name="ro1">
          <table:table-cell table:style-name="ce2" office:value-type="float" office:value="22">
            <text:p>22</text:p>
          </table:table-cell>
          <table:table-cell office:value-type="string">
            <text:p>flower</text:p>
          </table:table-cell>
          <table:table-cell office:value-type="string">
            <text:p>flow-er</text:p>
          </table:table-cell>
          <table:table-cell office:value-type="string">
            <text:p>a plant that has beautiful petals</text:p>
          </table:table-cell>
          <table:table-cell office:value-type="string">
            <text:p>The actress gets a lot of flowers from her fans.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nswer</text:p>
          </table:table-cell>
          <table:table-cell office:value-type="string">
            <text:p>an-swer</text:p>
          </table:table-cell>
          <table:table-cell office:value-type="string">
            <text:p>to say how to fix a problem</text:p>
          </table:table-cell>
          <table:table-cell office:value-type="string">
            <text:p>Can you answer all of the questions on this page?</text:p>
          </table:table-cell>
          <table:table-cell/>
        </table:table-row>
        <table:table-row table:style-name="ro1">
          <table:table-cell table:style-name="ce2" office:value-type="float" office:value="23">
            <text:p>23</text:p>
          </table:table-cell>
          <table:table-cell office:value-type="string">
            <text:p>baseball</text:p>
          </table:table-cell>
          <table:table-cell office:value-type="string">
            <text:p>base-ball</text:p>
          </table:table-cell>
          <table:table-cell office:value-type="string">
            <text:p>a game where you hit a ball with a bat</text:p>
          </table:table-cell>
          <table:table-cell office:value-type="string">
            <text:p>The kids play baseball every day after school.</text:p>
          </table:table-cell>
          <table:table-cell/>
        </table:table-row>
        <table:table-row table:style-name="ro1">
          <table:table-cell table:style-name="ce2" office:value-type="float" office:value="23">
            <text:p>23</text:p>
          </table:table-cell>
          <table:table-cell table:number-columns-repeated="2" office:value-type="string">
            <text:p>beach</text:p>
          </table:table-cell>
          <table:table-cell office:value-type="string">
            <text:p>a sandy place near the ocean</text:p>
          </table:table-cell>
          <table:table-cell office:value-type="string">
            <text:p>The dog runs on the beach and jumps in the water.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string">
            <text:p>swim</text:p>
          </table:table-cell>
          <table:table-cell office:value-type="string">
            <text:p>to move in water</text:p>
          </table:table-cell>
          <table:table-cell office:value-type="string">
            <text:p>Do you like to swim in the ocean or in a pool?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violin</text:p>
          </table:table-cell>
          <table:table-cell office:value-type="string">
            <text:p>vi-o-lin</text:p>
          </table:table-cell>
          <table:table-cell office:value-type="string">
            <text:p>an instrument with 4 strings that you play with a bow</text:p>
          </table:table-cell>
          <table:table-cell office:value-type="string">
            <text:p>She needs to buy a new string for her violin.</text:p>
          </table:table-cell>
          <table:table-cell/>
        </table:table-row>
        <table:table-row table:style-name="ro1">
          <table:table-cell table:style-name="ce2" office:value-type="float" office:value="25">
            <text:p>25</text:p>
          </table:table-cell>
          <table:table-cell office:value-type="string">
            <text:p>trumpet</text:p>
          </table:table-cell>
          <table:table-cell office:value-type="string">
            <text:p>trum-pet</text:p>
          </table:table-cell>
          <table:table-cell office:value-type="string">
            <text:p>an instrument that you blow into with 3 valves</text:p>
          </table:table-cell>
          <table:table-cell office:value-type="string">
            <text:p>What sound does a trumpet make?</text:p>
          </table:table-cell>
          <table:table-cell/>
        </table:table-row>
        <table:table-row table:style-name="ro1">
          <table:table-cell table:style-name="ce2" office:value-type="float" office:value="25">
            <text:p>25</text:p>
          </table:table-cell>
          <table:table-cell table:number-columns-repeated="2" office:value-type="string">
            <text:p>chess</text:p>
          </table:table-cell>
          <table:table-cell office:value-type="string">
            <text:p>a game with black and white queens</text:p>
          </table:table-cell>
          <table:table-cell office:value-type="string">
            <text:p>Which color goes first in chess, black or white?</text:p>
          </table:table-cell>
          <table:table-cell/>
        </table:table-row>
        <table:table-row table:style-name="ro1">
          <table:table-cell table:style-name="ce2" office:value-type="float" office:value="25">
            <text:p>25</text:p>
          </table:table-cell>
          <table:table-cell office:value-type="string">
            <text:p>student</text:p>
          </table:table-cell>
          <table:table-cell office:value-type="string">
            <text:p>stu-dent</text:p>
          </table:table-cell>
          <table:table-cell office:value-type="string">
            <text:p>a person who studies</text:p>
          </table:table-cell>
          <table:table-cell office:value-type="string">
            <text:p>The students are studying for their test.</text:p>
          </table:table-cell>
          <table:table-cell/>
        </table:table-row>
        <table:table-row table:style-name="ro1">
          <table:table-cell table:style-name="ce2" office:value-type="float" office:value="25">
            <text:p>25</text:p>
          </table:table-cell>
          <table:table-cell office:value-type="string">
            <text:p>nickname</text:p>
          </table:table-cell>
          <table:table-cell office:value-type="string">
            <text:p>nick-name</text:p>
          </table:table-cell>
          <table:table-cell office:value-type="string">
            <text:p>a name that your friends call you</text:p>
          </table:table-cell>
          <table:table-cell office:value-type="string">
            <text:p>My name is too long, so I use a nickname.</text:p>
          </table:table-cell>
          <table:table-cell/>
        </table:table-row>
        <table:table-row table:style-name="ro1">
          <table:table-cell table:style-name="ce2" office:value-type="float" office:value="25">
            <text:p>25</text:p>
          </table:table-cell>
          <table:table-cell table:number-columns-repeated="2" office:value-type="string">
            <text:p>Mr.</text:p>
          </table:table-cell>
          <table:table-cell office:value-type="string">
            <text:p>mister, a man's title</text:p>
          </table:table-cell>
          <table:table-cell office:value-type="string">
            <text:p>Have you ever met Mr. Green?</text:p>
          </table:table-cell>
          <table:table-cell/>
        </table:table-row>
        <table:table-row table:style-name="ro1">
          <table:table-cell table:style-name="ce2" office:value-type="float" office:value="25">
            <text:p>25</text:p>
          </table:table-cell>
          <table:table-cell table:number-columns-repeated="2" office:value-type="string">
            <text:p>Mrs.</text:p>
          </table:table-cell>
          <table:table-cell office:value-type="string">
            <text:p>missus, a woman's title</text:p>
          </table:table-cell>
          <table:table-cell office:value-type="string">
            <text:p>Mrs. Brown is planting flowers in the garden.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string">
            <text:p>greet</text:p>
          </table:table-cell>
          <table:table-cell office:value-type="string">
            <text:p>to say hi</text:p>
          </table:table-cell>
          <table:table-cell office:value-type="string">
            <text:p>How do you greet people in English?</text:p>
          </table:table-cell>
          <table:table-cell/>
        </table:table-row>
        <table:table-row table:style-name="ro1">
          <table:table-cell table:style-name="ce2" office:value-type="float" office:value="26">
            <text:p>26</text:p>
          </table:table-cell>
          <table:table-cell table:number-columns-repeated="2" office:value-type="string">
            <text:p>shake</text:p>
          </table:table-cell>
          <table:table-cell office:value-type="string">
            <text:p>to move back and forth</text:p>
          </table:table-cell>
          <table:table-cell office:value-type="string">
            <text:p>He shakes the dog to see if it is awake.</text:p>
          </table:table-cell>
          <table:table-cell/>
        </table:table-row>
        <table:table-row table:style-name="ro1">
          <table:table-cell table:style-name="ce2" office:value-type="float" office:value="26">
            <text:p>26</text:p>
          </table:table-cell>
          <table:table-cell table:number-columns-repeated="2" office:value-type="string">
            <text:p>kiss</text:p>
          </table:table-cell>
          <table:table-cell office:value-type="string">
            <text:p>to use your mouth to mwahh</text:p>
          </table:table-cell>
          <table:table-cell office:value-type="string">
            <text:p>Every marriage starts with a kiss.</text:p>
          </table:table-cell>
          <table:table-cell/>
        </table:table-row>
        <table:table-row table:style-name="ro1">
          <table:table-cell table:style-name="ce2" office:value-type="float" office:value="26">
            <text:p>26</text:p>
          </table:table-cell>
          <table:table-cell table:number-columns-repeated="2" office:value-type="string">
            <text:p>hug</text:p>
          </table:table-cell>
          <table:table-cell office:value-type="string">
            <text:p>to put your arms around someone</text:p>
          </table:table-cell>
          <table:table-cell office:value-type="string">
            <text:p>The friends hug each other and say goodbye.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string">
            <text:p>brush</text:p>
          </table:table-cell>
          <table:table-cell office:value-type="string">
            <text:p>a tool with many hairs used for cleaning</text:p>
          </table:table-cell>
          <table:table-cell office:value-type="string">
            <text:p>Do you paint with a brush or a roller?</text:p>
          </table:table-cell>
          <table:table-cell/>
        </table:table-row>
        <table:table-row table:style-name="ro1">
          <table:table-cell table:style-name="ce2" office:value-type="float" office:value="27">
            <text:p>27</text:p>
          </table:table-cell>
          <table:table-cell table:number-columns-repeated="2" office:value-type="string">
            <text:p>clean</text:p>
          </table:table-cell>
          <table:table-cell office:value-type="string">
            <text:p>to take away dirt</text:p>
          </table:table-cell>
          <table:table-cell office:value-type="string">
            <text:p>Make sure to clean your room every week.</text:p>
          </table:table-cell>
          <table:table-cell/>
        </table:table-row>
        <table:table-row table:style-name="ro1">
          <table:table-cell table:style-name="ce2" office:value-type="float" office:value="27">
            <text:p>27</text:p>
          </table:table-cell>
          <table:table-cell table:number-columns-repeated="2" office:value-type="string">
            <text:p>feed</text:p>
          </table:table-cell>
          <table:table-cell office:value-type="string">
            <text:p>to give food</text:p>
          </table:table-cell>
          <table:table-cell office:value-type="string">
            <text:p>She feeds her dog twice each day.</text:p>
          </table:table-cell>
          <table:table-cell/>
        </table:table-row>
        <table:table-row table:style-name="ro1">
          <table:table-cell table:style-name="ce2" office:value-type="float" office:value="27">
            <text:p>27</text:p>
          </table:table-cell>
          <table:table-cell table:number-columns-repeated="2" office:value-type="string">
            <text:p>fix</text:p>
          </table:table-cell>
          <table:table-cell office:value-type="string">
            <text:p>to make something better after it is broken</text:p>
          </table:table-cell>
          <table:table-cell office:value-type="string">
            <text:p>Do you know how to fix a car?</text:p>
          </table:table-cell>
          <table:table-cell/>
        </table:table-row>
        <table:table-row table:style-name="ro1">
          <table:table-cell table:style-name="ce2" office:value-type="float" office:value="27">
            <text:p>27</text:p>
          </table:table-cell>
          <table:table-cell table:number-columns-repeated="2" office:value-type="string">
            <text:p>paint</text:p>
          </table:table-cell>
          <table:table-cell office:value-type="string">
            <text:p>colored water to put on a wall</text:p>
          </table:table-cell>
          <table:table-cell office:value-type="string">
            <text:p>He paints a picture of his city in the morning.</text:p>
          </table:table-cell>
          <table:table-cell/>
        </table:table-row>
        <table:table-row table:style-name="ro1">
          <table:table-cell table:style-name="ce2" office:value-type="float" office:value="27">
            <text:p>27</text:p>
          </table:table-cell>
          <table:table-cell table:number-columns-repeated="2" office:value-type="string">
            <text:p>wash</text:p>
          </table:table-cell>
          <table:table-cell office:value-type="string">
            <text:p>to clean with water</text:p>
          </table:table-cell>
          <table:table-cell office:value-type="string">
            <text:p>You should wash your bowl after you eat.</text:p>
          </table:table-cell>
          <table:table-cell/>
        </table:table-row>
        <table:table-row table:style-name="ro1">
          <table:table-cell table:style-name="ce2" office:value-type="float" office:value="27">
            <text:p>27</text:p>
          </table:table-cell>
          <table:table-cell office:value-type="string">
            <text:p>adjective</text:p>
          </table:table-cell>
          <table:table-cell office:value-type="string">
            <text:p>ad-jec-tive</text:p>
          </table:table-cell>
          <table:table-cell office:value-type="string">
            <text:p>adj, a word that talks about a noun</text:p>
          </table:table-cell>
          <table:table-cell office:value-type="string">
            <text:p>How many adjectives can you name?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homework</text:p>
          </table:table-cell>
          <table:table-cell office:value-type="string">
            <text:p>home-work</text:p>
          </table:table-cell>
          <table:table-cell office:value-type="string">
            <text:p>work that you do at home for school</text:p>
          </table:table-cell>
          <table:table-cell office:value-type="string">
            <text:p>Remember to finish your homework before you play!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string">
            <text:p>clothes</text:p>
          </table:table-cell>
          <table:table-cell office:value-type="string">
            <text:p>things you wear</text:p>
          </table:table-cell>
          <table:table-cell office:value-type="string">
            <text:p>What kind of clothes can you wear in the winter?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exercise</text:p>
          </table:table-cell>
          <table:table-cell office:value-type="string">
            <text:p>ex-er-cise</text:p>
          </table:table-cell>
          <table:table-cell office:value-type="string">
            <text:p>to run and work out</text:p>
          </table:table-cell>
          <table:table-cell office:value-type="string">
            <text:p>She is doing her exercises in the living room.</text:p>
          </table:table-cell>
          <table:table-cell/>
        </table:table-row>
        <table:table-row table:style-name="ro1">
          <table:table-cell table:style-name="ce2" office:value-type="float" office:value="30">
            <text:p>30</text:p>
          </table:table-cell>
          <table:table-cell office:value-type="string">
            <text:p>bicycle</text:p>
          </table:table-cell>
          <table:table-cell office:value-type="string">
            <text:p>bi-cy-cle</text:p>
          </table:table-cell>
          <table:table-cell office:value-type="string">
            <text:p>a machine with 2 wheels but no engine</text:p>
          </table:table-cell>
          <table:table-cell office:value-type="string">
            <text:p>That red bicycle looks like it costs a lot of money!</text:p>
          </table:table-cell>
          <table:table-cell/>
        </table:table-row>
        <table:table-row table:style-name="ro1">
          <table:table-cell table:style-name="ce2" office:value-type="float" office:value="30">
            <text:p>30</text:p>
          </table:table-cell>
          <table:table-cell table:number-columns-repeated="2" office:value-type="string">
            <text:p>tooth</text:p>
          </table:table-cell>
          <table:table-cell office:value-type="string">
            <text:p>a bone in your mouth</text:p>
          </table:table-cell>
          <table:table-cell office:value-type="string">
            <text:p>My tooth is about to fall out.</text:p>
          </table:table-cell>
          <table:table-cell/>
        </table:table-row>
        <table:table-row table:style-name="ro1">
          <table:table-cell table:style-name="ce2" office:value-type="float" office:value="30">
            <text:p>30</text:p>
          </table:table-cell>
          <table:table-cell office:value-type="string">
            <text:p>window</text:p>
          </table:table-cell>
          <table:table-cell office:value-type="string">
            <text:p>win-dow</text:p>
          </table:table-cell>
          <table:table-cell office:value-type="string">
            <text:p>a hole in the wall with glass</text:p>
          </table:table-cell>
          <table:table-cell office:value-type="string">
            <text:p>Can you please open the window or turn on the AC?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laundromat</text:p>
          </table:table-cell>
          <table:table-cell office:value-type="string">
            <text:p>laund-ro-mat</text:p>
          </table:table-cell>
          <table:table-cell office:value-type="string">
            <text:p>a place where you can wash clothes</text:p>
          </table:table-cell>
          <table:table-cell office:value-type="string">
            <text:p>He washes his clothes at a laundromat.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busy</text:p>
          </table:table-cell>
          <table:table-cell office:value-type="string">
            <text:p>bus-y</text:p>
          </table:table-cell>
          <table:table-cell office:value-type="string">
            <text:p>when you have many things to do</text:p>
          </table:table-cell>
          <table:table-cell office:value-type="string">
            <text:p>Are you busy next Monday?</text:p>
          </table:table-cell>
          <table:table-cell/>
        </table:table-row>
        <table:table-row table:style-name="ro1">
          <table:table-cell table:style-name="ce2" office:value-type="float" office:value="32">
            <text:p>32</text:p>
          </table:table-cell>
          <table:table-cell office:value-type="string">
            <text:p>neighbor</text:p>
          </table:table-cell>
          <table:table-cell office:value-type="string">
            <text:p>neigh-bor</text:p>
          </table:table-cell>
          <table:table-cell office:value-type="string">
            <text:p>a person who lives near you</text:p>
          </table:table-cell>
          <table:table-cell office:value-type="string">
            <text:p>My neighbor plays music every afternoon.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basketball</text:p>
          </table:table-cell>
          <table:table-cell office:value-type="string">
            <text:p>bas-ket-ball</text:p>
          </table:table-cell>
          <table:table-cell office:value-type="string">
            <text:p>a game where you throw a ball into a hoop</text:p>
          </table:table-cell>
          <table:table-cell office:value-type="string">
            <text:p>We used to play basketball in the park.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grammar</text:p>
          </table:table-cell>
          <table:table-cell office:value-type="string">
            <text:p>gram-mar</text:p>
          </table:table-cell>
          <table:table-cell office:value-type="string">
            <text:p>a way of speaking, putting words into a sentence</text:p>
          </table:table-cell>
          <table:table-cell office:value-type="string">
            <text:p>How are Chinese and English grammar different?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string">
            <text:p>tall</text:p>
          </table:table-cell>
          <table:table-cell office:value-type="string">
            <text:p>high up, not short</text:p>
          </table:table-cell>
          <table:table-cell office:value-type="string">
            <text:p>Who is the tallest person in the class?</text:p>
          </table:table-cell>
          <table:table-cell/>
        </table:table-row>
        <table:table-row table:style-name="ro1">
          <table:table-cell table:style-name="ce2" office:value-type="float" office:value="35">
            <text:p>35</text:p>
          </table:table-cell>
          <table:table-cell table:number-columns-repeated="2" office:value-type="string">
            <text:p>short</text:p>
          </table:table-cell>
          <table:table-cell office:value-type="string">
            <text:p>low down, not tall</text:p>
          </table:table-cell>
          <table:table-cell office:value-type="string">
            <text:p>These pants are too short for you.</text:p>
          </table:table-cell>
          <table:table-cell/>
        </table:table-row>
        <table:table-row table:style-name="ro1">
          <table:table-cell table:style-name="ce2" office:value-type="float" office:value="35">
            <text:p>35</text:p>
          </table:table-cell>
          <table:table-cell table:number-columns-repeated="2" office:value-type="string">
            <text:p>young</text:p>
          </table:table-cell>
          <table:table-cell office:value-type="string">
            <text:p>not old</text:p>
          </table:table-cell>
          <table:table-cell office:value-type="string">
            <text:p>Her younger brother is my brother's friend.</text:p>
          </table:table-cell>
          <table:table-cell/>
        </table:table-row>
        <table:table-row table:style-name="ro1">
          <table:table-cell table:style-name="ce2" office:value-type="float" office:value="35">
            <text:p>35</text:p>
          </table:table-cell>
          <table:table-cell office:value-type="string">
            <text:p>heavy</text:p>
          </table:table-cell>
          <table:table-cell office:value-type="string">
            <text:p>heav-y</text:p>
          </table:table-cell>
          <table:table-cell office:value-type="string">
            <text:p>fat, big, hard to carry</text:p>
          </table:table-cell>
          <table:table-cell office:value-type="string">
            <text:p>How heavy is that bag?</text:p>
          </table:table-cell>
          <table:table-cell/>
        </table:table-row>
        <table:table-row table:style-name="ro1">
          <table:table-cell table:style-name="ce2" office:value-type="float" office:value="35">
            <text:p>35</text:p>
          </table:table-cell>
          <table:table-cell table:number-columns-repeated="2" office:value-type="string">
            <text:p>thin</text:p>
          </table:table-cell>
          <table:table-cell office:value-type="string">
            <text:p>not fat, not big</text:p>
          </table:table-cell>
          <table:table-cell office:value-type="string">
            <text:p>The pencil is thinner than the marker.</text:p>
          </table:table-cell>
          <table:table-cell/>
        </table:table-row>
        <table:table-row table:style-name="ro1">
          <table:table-cell table:style-name="ce2" office:value-type="float" office:value="35">
            <text:p>35</text:p>
          </table:table-cell>
          <table:table-cell office:value-type="string">
            <text:p>married</text:p>
          </table:table-cell>
          <table:table-cell office:value-type="string">
            <text:p>mar-ried</text:p>
          </table:table-cell>
          <table:table-cell office:value-type="string">
            <text:p>with a husband or wife</text:p>
          </table:table-cell>
          <table:table-cell office:value-type="string">
            <text:p>When did your grandparents get married?</text:p>
          </table:table-cell>
          <table:table-cell/>
        </table:table-row>
        <table:table-row table:style-name="ro1">
          <table:table-cell table:style-name="ce2" office:value-type="float" office:value="35">
            <text:p>35</text:p>
          </table:table-cell>
          <table:table-cell office:value-type="string">
            <text:p>single</text:p>
          </table:table-cell>
          <table:table-cell office:value-type="string">
            <text:p>sin-gle</text:p>
          </table:table-cell>
          <table:table-cell office:value-type="string">
            <text:p>not married</text:p>
          </table:table-cell>
          <table:table-cell office:value-type="string">
            <text:p>Maybe your single friend can meet my friend!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handsome</text:p>
          </table:table-cell>
          <table:table-cell office:value-type="string">
            <text:p>hand-some</text:p>
          </table:table-cell>
          <table:table-cell office:value-type="string">
            <text:p>beautiful for a man</text:p>
          </table:table-cell>
          <table:table-cell office:value-type="string">
            <text:p>Do you think her husband is handsome?</text:p>
          </table:table-cell>
          <table:table-cell/>
        </table:table-row>
        <table:table-row table:style-name="ro1">
          <table:table-cell table:style-name="ce2" office:value-type="float" office:value="36">
            <text:p>36</text:p>
          </table:table-cell>
          <table:table-cell office:value-type="string">
            <text:p>ugly</text:p>
          </table:table-cell>
          <table:table-cell office:value-type="string">
            <text:p>ug-ly</text:p>
          </table:table-cell>
          <table:table-cell office:value-type="string">
            <text:p>not beautiful</text:p>
          </table:table-cell>
          <table:table-cell office:value-type="string">
            <text:p>The ugly dog is chasing the cat.</text:p>
          </table:table-cell>
          <table:table-cell/>
        </table:table-row>
        <table:table-row table:style-name="ro1">
          <table:table-cell table:style-name="ce2" office:value-type="float" office:value="36">
            <text:p>36</text:p>
          </table:table-cell>
          <table:table-cell table:number-columns-repeated="2" office:value-type="string">
            <text:p>large</text:p>
          </table:table-cell>
          <table:table-cell office:value-type="string">
            <text:p>big</text:p>
          </table:table-cell>
          <table:table-cell office:value-type="string">
            <text:p>Is the car larger than the boat?</text:p>
          </table:table-cell>
          <table:table-cell/>
        </table:table-row>
        <table:table-row table:style-name="ro1">
          <table:table-cell table:style-name="ce2" office:value-type="float" office:value="36">
            <text:p>36</text:p>
          </table:table-cell>
          <table:table-cell office:value-type="string">
            <text:p>noisy</text:p>
          </table:table-cell>
          <table:table-cell office:value-type="string">
            <text:p>nois-y</text:p>
          </table:table-cell>
          <table:table-cell office:value-type="string">
            <text:p>making lots of noise, not quiet</text:p>
          </table:table-cell>
          <table:table-cell office:value-type="string">
            <text:p>I can't sleep because my neighbors are too noisy.</text:p>
          </table:table-cell>
          <table:table-cell/>
        </table:table-row>
        <table:table-row table:style-name="ro1">
          <table:table-cell table:style-name="ce2" office:value-type="float" office:value="36">
            <text:p>36</text:p>
          </table:table-cell>
          <table:table-cell office:value-type="string">
            <text:p>quiet</text:p>
          </table:table-cell>
          <table:table-cell office:value-type="string">
            <text:p>qui-et</text:p>
          </table:table-cell>
          <table:table-cell office:value-type="string">
            <text:p>not making noise</text:p>
          </table:table-cell>
          <table:table-cell office:value-type="string">
            <text:p>The new motorcycle is very quiet.</text:p>
          </table:table-cell>
          <table:table-cell/>
        </table:table-row>
        <table:table-row table:style-name="ro1">
          <table:table-cell table:style-name="ce2" office:value-type="float" office:value="36">
            <text:p>36</text:p>
          </table:table-cell>
          <table:table-cell office:value-type="string">
            <text:p>expensive</text:p>
          </table:table-cell>
          <table:table-cell office:value-type="string">
            <text:p>ex-pen-sive</text:p>
          </table:table-cell>
          <table:table-cell office:value-type="string">
            <text:p>costing a lot of money</text:p>
          </table:table-cell>
          <table:table-cell office:value-type="string">
            <text:p>The diamond ring is very expensive.</text:p>
          </table:table-cell>
          <table:table-cell/>
        </table:table-row>
        <table:table-row table:style-name="ro1">
          <table:table-cell table:style-name="ce2" office:value-type="float" office:value="36">
            <text:p>36</text:p>
          </table:table-cell>
          <table:table-cell table:number-columns-repeated="2" office:value-type="string">
            <text:p>cheap</text:p>
          </table:table-cell>
          <table:table-cell office:value-type="string">
            <text:p>not costing much money</text:p>
          </table:table-cell>
          <table:table-cell office:value-type="string">
            <text:p>Do you know where I can get some cheap food?</text:p>
          </table:table-cell>
          <table:table-cell/>
        </table:table-row>
        <table:table-row table:style-name="ro1">
          <table:table-cell table:style-name="ce2" office:value-type="float" office:value="36">
            <text:p>36</text:p>
          </table:table-cell>
          <table:table-cell table:number-columns-repeated="2" office:value-type="string">
            <text:p>rich</text:p>
          </table:table-cell>
          <table:table-cell office:value-type="string">
            <text:p>having lots of money</text:p>
          </table:table-cell>
          <table:table-cell office:value-type="string">
            <text:p>I will buy an airplane when I am rich.</text:p>
          </table:table-cell>
          <table:table-cell/>
        </table:table-row>
        <table:table-row table:style-name="ro1">
          <table:table-cell table:style-name="ce2" office:value-type="float" office:value="36">
            <text:p>36</text:p>
          </table:table-cell>
          <table:table-cell table:number-columns-repeated="2" office:value-type="string">
            <text:p>poor</text:p>
          </table:table-cell>
          <table:table-cell office:value-type="string">
            <text:p>not having lots of money</text:p>
          </table:table-cell>
          <table:table-cell office:value-type="string">
            <text:p>I'm too poor to buy a house this year.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easy</text:p>
          </table:table-cell>
          <table:table-cell office:value-type="string">
            <text:p>ea-sy</text:p>
          </table:table-cell>
          <table:table-cell office:value-type="string">
            <text:p>not hard to do</text:p>
          </table:table-cell>
          <table:table-cell office:value-type="string">
            <text:p>Is English easier than Chinese?</text:p>
          </table:table-cell>
          <table:table-cell/>
        </table:table-row>
        <table:table-row table:style-name="ro1">
          <table:table-cell table:style-name="ce2" office:value-type="float" office:value="37">
            <text:p>37</text:p>
          </table:table-cell>
          <table:table-cell office:value-type="string">
            <text:p>difficult</text:p>
          </table:table-cell>
          <table:table-cell office:value-type="string">
            <text:p>dif-fi-cult</text:p>
          </table:table-cell>
          <table:table-cell office:value-type="string">
            <text:p>hard to do</text:p>
          </table:table-cell>
          <table:table-cell office:value-type="string">
            <text:p>I think the questions on page 45 are difficult.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string">
            <text:p>warm</text:p>
          </table:table-cell>
          <table:table-cell office:value-type="string">
            <text:p>a little hot</text:p>
          </table:table-cell>
          <table:table-cell office:value-type="string">
            <text:p>If it's too warm, you can turn on the AC.</text:p>
          </table:table-cell>
          <table:table-cell/>
        </table:table-row>
        <table:table-row table:style-name="ro1">
          <table:table-cell table:style-name="ce2" office:value-type="float" office:value="40">
            <text:p>40</text:p>
          </table:table-cell>
          <table:table-cell office:value-type="string">
            <text:p>cloudy</text:p>
          </table:table-cell>
          <table:table-cell office:value-type="string">
            <text:p>cloud-y</text:p>
          </table:table-cell>
          <table:table-cell office:value-type="string">
            <text:p>with many clouds in the sky</text:p>
          </table:table-cell>
          <table:table-cell office:value-type="string">
            <text:p>It's cloudy, but I don't think it will rain.</text:p>
          </table:table-cell>
          <table:table-cell/>
        </table:table-row>
        <table:table-row table:style-name="ro1">
          <table:table-cell table:style-name="ce2" office:value-type="float" office:value="40">
            <text:p>40</text:p>
          </table:table-cell>
          <table:table-cell table:number-columns-repeated="2" office:value-type="string">
            <text:p>cool</text:p>
          </table:table-cell>
          <table:table-cell office:value-type="string">
            <text:p>a little cold</text:p>
          </table:table-cell>
          <table:table-cell office:value-type="string">
            <text:p>Would you like a cool drink on this hot day?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string">
            <text:p>call</text:p>
          </table:table-cell>
          <table:table-cell office:value-type="string">
            <text:p>to use a phone to try to talk to someone</text:p>
          </table:table-cell>
          <table:table-cell office:value-type="string">
            <text:p>Call the police if someone tries to hurt you.</text:p>
          </table:table-cell>
          <table:table-cell/>
        </table:table-row>
        <table:table-row table:style-name="ro1">
          <table:table-cell table:style-name="ce2" office:value-type="float" office:value="41">
            <text:p>41</text:p>
          </table:table-cell>
          <table:table-cell office:value-type="string">
            <text:p>vacation</text:p>
          </table:table-cell>
          <table:table-cell office:value-type="string">
            <text:p>va-ca-tion</text:p>
          </table:table-cell>
          <table:table-cell office:value-type="string">
            <text:p>to go somewhere for many days to play</text:p>
          </table:table-cell>
          <table:table-cell office:value-type="string">
            <text:p>Did you have fun on your vacation?</text:p>
          </table:table-cell>
          <table:table-cell/>
        </table:table-row>
        <table:table-row table:style-name="ro1">
          <table:table-cell table:style-name="ce2" office:value-type="float" office:value="41">
            <text:p>41</text:p>
          </table:table-cell>
          <table:table-cell office:value-type="string">
            <text:p>terrible</text:p>
          </table:table-cell>
          <table:table-cell office:value-type="string">
            <text:p>ter-ri-ble</text:p>
          </table:table-cell>
          <table:table-cell office:value-type="string">
            <text:p>very bad</text:p>
          </table:table-cell>
          <table:table-cell office:value-type="string">
            <text:p>The movie was terrible, and I want my money back!</text:p>
          </table:table-cell>
          <table:table-cell/>
        </table:table-row>
        <table:table-row table:style-name="ro1">
          <table:table-cell table:style-name="ce2" office:value-type="float" office:value="41">
            <text:p>41</text:p>
          </table:table-cell>
          <table:table-cell office:value-type="string">
            <text:p>weather</text:p>
          </table:table-cell>
          <table:table-cell office:value-type="string">
            <text:p>weath-er</text:p>
          </table:table-cell>
          <table:table-cell office:value-type="string">
            <text:p>what the sky is doing outside</text:p>
          </table:table-cell>
          <table:table-cell office:value-type="string">
            <text:p>How's the weather today?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hotel</text:p>
          </table:table-cell>
          <table:table-cell office:value-type="string">
            <text:p>ho-tel</text:p>
          </table:table-cell>
          <table:table-cell office:value-type="string">
            <text:p>a place where you can sleep for a few days</text:p>
          </table:table-cell>
          <table:table-cell office:value-type="string">
            <text:p>How much does it cost to stay at the nice hotel?</text:p>
          </table:table-cell>
          <table:table-cell/>
        </table:table-row>
        <table:table-row table:style-name="ro1">
          <table:table-cell table:style-name="ce2" office:value-type="float" office:value="42">
            <text:p>42</text:p>
          </table:table-cell>
          <table:table-cell table:number-columns-repeated="2" office:value-type="string">
            <text:p>few</text:p>
          </table:table-cell>
          <table:table-cell office:value-type="string">
            <text:p>2, not many</text:p>
          </table:table-cell>
          <table:table-cell office:value-type="string">
            <text:p>We will leave in a few hours.</text:p>
          </table:table-cell>
          <table:table-cell/>
        </table:table-row>
        <table:table-row table:style-name="ro1">
          <table:table-cell table:style-name="ce2" office:value-type="float" office:value="42">
            <text:p>42</text:p>
          </table:table-cell>
          <table:table-cell table:number-columns-repeated="2" office:value-type="string">
            <text:p>truth</text:p>
          </table:table-cell>
          <table:table-cell office:value-type="string">
            <text:p>the right thing, what really happened</text:p>
          </table:table-cell>
          <table:table-cell office:value-type="string">
            <text:p>You should always tell the truth.</text:p>
          </table:table-cell>
          <table:table-cell/>
        </table:table-row>
        <table:table-row table:style-name="ro1">
          <table:table-cell table:style-name="ce2" office:value-type="float" office:value="42">
            <text:p>42</text:p>
          </table:table-cell>
          <table:table-cell table:number-columns-repeated="2" office:value-type="string">
            <text:p>child</text:p>
          </table:table-cell>
          <table:table-cell office:value-type="string">
            <text:p>a kid, a baby</text:p>
          </table:table-cell>
          <table:table-cell office:value-type="string">
            <text:p>The child is waiting for her mom in the car.</text:p>
          </table:table-cell>
          <table:table-cell/>
        </table:table-row>
        <table:table-row table:style-name="ro1">
          <table:table-cell table:style-name="ce2" office:value-type="float" office:value="42">
            <text:p>42</text:p>
          </table:table-cell>
          <table:table-cell table:number-columns-repeated="2" office:value-type="string">
            <text:p>bored</text:p>
          </table:table-cell>
          <table:table-cell office:value-type="string">
            <text:p>not having fun</text:p>
          </table:table-cell>
          <table:table-cell office:value-type="string">
            <text:p>If you're bored, you should play a game.</text:p>
          </table:table-cell>
          <table:table-cell/>
        </table:table-row>
        <table:table-row table:style-name="ro1">
          <table:table-cell table:style-name="ce2" office:value-type="float" office:value="42">
            <text:p>42</text:p>
          </table:table-cell>
          <table:table-cell office:value-type="string">
            <text:p>clinic</text:p>
          </table:table-cell>
          <table:table-cell office:value-type="string">
            <text:p>clin-ic</text:p>
          </table:table-cell>
          <table:table-cell office:value-type="string">
            <text:p>a small hospital</text:p>
          </table:table-cell>
          <table:table-cell office:value-type="string">
            <text:p>The clinick is around the corner from the school.</text:p>
          </table:table-cell>
          <table:table-cell/>
        </table:table-row>
        <table:table-row table:style-name="ro1">
          <table:table-cell table:style-name="ce2" office:value-type="float" office:value="42">
            <text:p>42</text:p>
          </table:table-cell>
          <table:table-cell office:value-type="string">
            <text:p>stomach</text:p>
          </table:table-cell>
          <table:table-cell office:value-type="string">
            <text:p>stom-ach</text:p>
          </table:table-cell>
          <table:table-cell office:value-type="string">
            <text:p>where food goes in your body</text:p>
          </table:table-cell>
          <table:table-cell office:value-type="string">
            <text:p>He's at the doctor, because his stomach hurts.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string">
            <text:p>sink</text:p>
          </table:table-cell>
          <table:table-cell office:value-type="string">
            <text:p>a place where you can wash your hands</text:p>
          </table:table-cell>
          <table:table-cell office:value-type="string">
            <text:p>Wash your hands in the sink before you eat.</text:p>
          </table:table-cell>
          <table:table-cell/>
        </table:table-row>
        <table:table-row table:style-name="ro1">
          <table:table-cell table:style-name="ce2" office:value-type="float" office:value="43">
            <text:p>43</text:p>
          </table:table-cell>
          <table:table-cell office:value-type="string">
            <text:p>together</text:p>
          </table:table-cell>
          <table:table-cell office:value-type="string">
            <text:p>to-geth-er</text:p>
          </table:table-cell>
          <table:table-cell office:value-type="string">
            <text:p>with each other, at the same place</text:p>
          </table:table-cell>
          <table:table-cell office:value-type="string">
            <text:p>Would you like to sing a song together?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string">
            <text:p>wife</text:p>
          </table:table-cell>
          <table:table-cell office:value-type="string">
            <text:p>a married woman</text:p>
          </table:table-cell>
          <table:table-cell office:value-type="string">
            <text:p>His wife is an eye doctor.</text:p>
          </table:table-cell>
          <table:table-cell/>
        </table:table-row>
        <table:table-row table:style-name="ro1">
          <table:table-cell table:style-name="ce2" office:value-type="float" office:value="45">
            <text:p>45</text:p>
          </table:table-cell>
          <table:table-cell office:value-type="string">
            <text:p>daughter</text:p>
          </table:table-cell>
          <table:table-cell office:value-type="string">
            <text:p>daugh-ter</text:p>
          </table:table-cell>
          <table:table-cell office:value-type="string">
            <text:p>a girl, a mother or father's child girl</text:p>
          </table:table-cell>
          <table:table-cell office:value-type="string">
            <text:p>My daughter can play the piano.</text:p>
          </table:table-cell>
          <table:table-cell/>
        </table:table-row>
        <table:table-row table:style-name="ro1">
          <table:table-cell table:style-name="ce2" office:value-type="float" office:value="45">
            <text:p>45</text:p>
          </table:table-cell>
          <table:table-cell office:value-type="string">
            <text:p>parents</text:p>
          </table:table-cell>
          <table:table-cell office:value-type="string">
            <text:p>par-ents</text:p>
          </table:table-cell>
          <table:table-cell office:value-type="string">
            <text:p>mom and dad or other</text:p>
          </table:table-cell>
          <table:table-cell office:value-type="string">
            <text:p>You should show your test to your parents.</text:p>
          </table:table-cell>
          <table:table-cell/>
        </table:table-row>
        <table:table-row table:style-name="ro1">
          <table:table-cell table:style-name="ce2" office:value-type="float" office:value="45">
            <text:p>45</text:p>
          </table:table-cell>
          <table:table-cell table:number-columns-repeated="2" office:value-type="string">
            <text:p>aunt</text:p>
          </table:table-cell>
          <table:table-cell office:value-type="string">
            <text:p>mom or dad's sister</text:p>
          </table:table-cell>
          <table:table-cell office:value-type="string">
            <text:p>He sends a letter to his aunt in Germany.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father</text:p>
          </table:table-cell>
          <table:table-cell office:value-type="string">
            <text:p>fath-er</text:p>
          </table:table-cell>
          <table:table-cell office:value-type="string">
            <text:p>dad</text:p>
          </table:table-cell>
          <table:table-cell office:value-type="string">
            <text:p>What does your father do for work?</text:p>
          </table:table-cell>
          <table:table-cell/>
        </table:table-row>
        <table:table-row table:style-name="ro1">
          <table:table-cell table:style-name="ce2" office:value-type="float" office:value="46">
            <text:p>46</text:p>
          </table:table-cell>
          <table:table-cell table:number-columns-repeated="2" office:value-type="string">
            <text:p>stand</text:p>
          </table:table-cell>
          <table:table-cell office:value-type="string">
            <text:p>to stay up on two legs</text:p>
          </table:table-cell>
          <table:table-cell office:value-type="string">
            <text:p>We are standing in line to buy bubble tea.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string">
            <text:p>son</text:p>
          </table:table-cell>
          <table:table-cell office:value-type="string">
            <text:p>a boy, a mother or father's child boy</text:p>
          </table:table-cell>
          <table:table-cell office:value-type="string">
            <text:p>His son is a famous painter.</text:p>
          </table:table-cell>
          <table:table-cell/>
        </table:table-row>
        <table:table-row table:style-name="ro2">
          <table:table-cell table:style-name="ce2" office:value-type="float" office:value="47">
            <text:p>47</text:p>
          </table:table-cell>
          <table:table-cell table:number-columns-repeated="2" office:value-type="string">
            <text:p>front</text:p>
          </table:table-cell>
          <table:table-cell office:value-type="string">
            <text:p>the part that most people can see, not behind, the part in the same direction of travel</text:p>
          </table:table-cell>
          <table:table-cell office:value-type="string">
            <text:p>The teacher stands at the front of the class.</text:p>
          </table:table-cell>
          <table:table-cell/>
        </table:table-row>
        <table:table-row table:style-name="ro1">
          <table:table-cell table:style-name="ce2" office:value-type="float" office:value="47">
            <text:p>47</text:p>
          </table:table-cell>
          <table:table-cell office:value-type="string">
            <text:p>husband</text:p>
          </table:table-cell>
          <table:table-cell office:value-type="string">
            <text:p>hus-band</text:p>
          </table:table-cell>
          <table:table-cell office:value-type="string">
            <text:p>a married man</text:p>
          </table:table-cell>
          <table:table-cell office:value-type="string">
            <text:p>Where is your husband from?</text:p>
          </table:table-cell>
          <table:table-cell/>
        </table:table-row>
        <table:table-row table:style-name="ro1">
          <table:table-cell table:style-name="ce2" office:value-type="float" office:value="47">
            <text:p>47</text:p>
          </table:table-cell>
          <table:table-cell office:value-type="string">
            <text:p>wedding</text:p>
          </table:table-cell>
          <table:table-cell office:value-type="string">
            <text:p>wed-ding</text:p>
          </table:table-cell>
          <table:table-cell office:value-type="string">
            <text:p>a party where people get married</text:p>
          </table:table-cell>
          <table:table-cell office:value-type="string">
            <text:p>How many people are going to your wedding?</text:p>
          </table:table-cell>
          <table:table-cell/>
        </table:table-row>
        <table:table-row table:style-name="ro1">
          <table:table-cell table:style-name="ce2" office:value-type="float" office:value="47">
            <text:p>47</text:p>
          </table:table-cell>
          <table:table-cell office:value-type="string">
            <text:p>uncle</text:p>
          </table:table-cell>
          <table:table-cell office:value-type="string">
            <text:p>un-cle</text:p>
          </table:table-cell>
          <table:table-cell office:value-type="string">
            <text:p>mom or dad's brother</text:p>
          </table:table-cell>
          <table:table-cell office:value-type="string">
            <text:p>Can your uncle cook Italian food?</text:p>
          </table:table-cell>
          <table:table-cell/>
        </table:table-row>
        <table:table-row table:style-name="ro1">
          <table:table-cell table:style-name="ce2" office:value-type="float" office:value="47">
            <text:p>47</text:p>
          </table:table-cell>
          <table:table-cell office:value-type="string">
            <text:p>cousin</text:p>
          </table:table-cell>
          <table:table-cell office:value-type="string">
            <text:p>cous-in</text:p>
          </table:table-cell>
          <table:table-cell office:value-type="string">
            <text:p>aunt or uncle's child</text:p>
          </table:table-cell>
          <table:table-cell office:value-type="string">
            <text:p>Their cousins are both very tall.</text:p>
          </table:table-cell>
          <table:table-cell/>
        </table:table-row>
        <table:table-row table:style-name="ro1">
          <table:table-cell table:style-name="ce2" office:value-type="float" office:value="47">
            <text:p>47</text:p>
          </table:table-cell>
          <table:table-cell office:value-type="string">
            <text:p>building</text:p>
          </table:table-cell>
          <table:table-cell office:value-type="string">
            <text:p>build-ing</text:p>
          </table:table-cell>
          <table:table-cell office:value-type="string">
            <text:p>a place made by people that you can go inside</text:p>
          </table:table-cell>
          <table:table-cell office:value-type="string">
            <text:p>The building has 23 floors and a basement.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string">
            <text:p>niece</text:p>
          </table:table-cell>
          <table:table-cell office:value-type="string">
            <text:p>brother or sister's child girl</text:p>
          </table:table-cell>
          <table:table-cell office:value-type="string">
            <text:p>My niece's dog is not very nice.</text:p>
          </table:table-cell>
          <table:table-cell/>
        </table:table-row>
        <table:table-row table:style-name="ro1">
          <table:table-cell table:style-name="ce2" office:value-type="float" office:value="48">
            <text:p>48</text:p>
          </table:table-cell>
          <table:table-cell table:number-columns-repeated="2" office:value-type="string">
            <text:p>act</text:p>
          </table:table-cell>
          <table:table-cell office:value-type="string">
            <text:p>to pretend, to be someone in a movie or play</text:p>
          </table:table-cell>
          <table:table-cell office:value-type="string">
            <text:p>The kids are acting like monkeys!</text:p>
          </table:table-cell>
          <table:table-cell/>
        </table:table-row>
        <table:table-row table:style-name="ro1">
          <table:table-cell table:style-name="ce2" office:value-type="float" office:value="48">
            <text:p>48</text:p>
          </table:table-cell>
          <table:table-cell office:value-type="string">
            <text:p>nephew</text:p>
          </table:table-cell>
          <table:table-cell office:value-type="string">
            <text:p>neph-ew</text:p>
          </table:table-cell>
          <table:table-cell office:value-type="string">
            <text:p>brother or sister's child boy</text:p>
          </table:table-cell>
          <table:table-cell office:value-type="string">
            <text:p>Does your nephew still go to school?</text:p>
          </table:table-cell>
          <table:table-cell/>
        </table:table-row>
        <table:table-row table:style-name="ro1">
          <table:table-cell table:style-name="ce2" office:value-type="float" office:value="48">
            <text:p>48</text:p>
          </table:table-cell>
          <table:table-cell office:value-type="string">
            <text:p>photograph</text:p>
          </table:table-cell>
          <table:table-cell office:value-type="string">
            <text:p>pho-to-graph</text:p>
          </table:table-cell>
          <table:table-cell office:value-type="string">
            <text:p>a picture from a camera</text:p>
          </table:table-cell>
          <table:table-cell office:value-type="string">
            <text:p>These photographs are very old!</text:p>
          </table:table-cell>
          <table:table-cell/>
        </table:table-row>
        <table:table-row table:style-name="ro1">
          <table:table-cell table:style-name="ce2" office:value-type="float" office:value="48">
            <text:p>48</text:p>
          </table:table-cell>
          <table:table-cell table:number-columns-repeated="2" office:value-type="string">
            <text:p>bench</text:p>
          </table:table-cell>
          <table:table-cell office:value-type="string">
            <text:p>a long seat for two people</text:p>
          </table:table-cell>
          <table:table-cell office:value-type="string">
            <text:p>She sits on a bench in the park.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string">
            <text:p>late</text:p>
          </table:table-cell>
          <table:table-cell office:value-type="string">
            <text:p>after the starting time</text:p>
          </table:table-cell>
          <table:table-cell office:value-type="string">
            <text:p>Make sure you aren't late tomorrow!</text:p>
          </table:table-cell>
          <table:table-cell/>
        </table:table-row>
        <table:table-row table:style-name="ro1">
          <table:table-cell table:style-name="ce2" office:value-type="float" office:value="49">
            <text:p>49</text:p>
          </table:table-cell>
          <table:table-cell table:number-columns-repeated="2" office:value-type="string">
            <text:p>noise</text:p>
          </table:table-cell>
          <table:table-cell office:value-type="string">
            <text:p>something you can hear</text:p>
          </table:table-cell>
          <table:table-cell office:value-type="string">
            <text:p>Did you hear that weird noise?</text:p>
          </table:table-cell>
          <table:table-cell/>
        </table:table-row>
        <table:table-row table:style-name="ro1">
          <table:table-cell table:style-name="ce2" office:value-type="float" office:value="49">
            <text:p>49</text:p>
          </table:table-cell>
          <table:table-cell office:value-type="string">
            <text:p>angry</text:p>
          </table:table-cell>
          <table:table-cell office:value-type="string">
            <text:p>an-gry</text:p>
          </table:table-cell>
          <table:table-cell office:value-type="string">
            <text:p>not happy, mad</text:p>
          </table:table-cell>
          <table:table-cell office:value-type="string">
            <text:p>If you take his candy, then he will get angry.</text:p>
          </table:table-cell>
          <table:table-cell/>
        </table:table-row>
        <table:table-row table:style-name="ro1">
          <table:table-cell table:style-name="ce2" office:value-type="float" office:value="49">
            <text:p>49</text:p>
          </table:table-cell>
          <table:table-cell office:value-type="string">
            <text:p>vacuum</text:p>
          </table:table-cell>
          <table:table-cell office:value-type="string">
            <text:p>vac-uum</text:p>
          </table:table-cell>
          <table:table-cell office:value-type="string">
            <text:p>a machine that you use to clean using air</text:p>
          </table:table-cell>
          <table:table-cell office:value-type="string">
            <text:p>The cats are all afraid of the vacuum.</text:p>
          </table:table-cell>
          <table:table-cell/>
        </table:table-row>
        <table:table-row table:style-name="ro1">
          <table:table-cell table:style-name="ce2" office:value-type="float" office:value="49">
            <text:p>49</text:p>
          </table:table-cell>
          <table:table-cell table:number-columns-repeated="2" office:value-type="string">
            <text:p>drum</text:p>
          </table:table-cell>
          <table:table-cell office:value-type="string">
            <text:p>a circle you can hit to make noise</text:p>
          </table:table-cell>
          <table:table-cell office:value-type="string">
            <text:p>He has played the drums for 10 years.</text:p>
          </table:table-cell>
          <table:table-cell/>
        </table:table-row>
        <table:table-row table:style-name="ro1">
          <table:table-cell table:style-name="ce2" office:value-type="float" office:value="49">
            <text:p>49</text:p>
          </table:table-cell>
          <table:table-cell office:value-type="string">
            <text:p>teenager</text:p>
          </table:table-cell>
          <table:table-cell office:value-type="string">
            <text:p>teen-a-ger</text:p>
          </table:table-cell>
          <table:table-cell office:value-type="string">
            <text:p>someone aged 13-19</text:p>
          </table:table-cell>
          <table:table-cell office:value-type="string">
            <text:p>The teenagers dance in the park every week.</text:p>
          </table:table-cell>
          <table:table-cell/>
        </table:table-row>
        <table:table-row table:style-name="ro1">
          <table:table-cell table:style-name="ce2" office:value-type="float" office:value="49">
            <text:p>49</text:p>
          </table:table-cell>
          <table:table-cell office:value-type="string">
            <text:p>argument</text:p>
          </table:table-cell>
          <table:table-cell office:value-type="string">
            <text:p>ar-gu-ment</text:p>
          </table:table-cell>
          <table:table-cell office:value-type="string">
            <text:p>to fight using words</text:p>
          </table:table-cell>
          <table:table-cell office:value-type="string">
            <text:p>Why are you two having an argument?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fireplace</text:p>
          </table:table-cell>
          <table:table-cell office:value-type="string">
            <text:p>fire-place</text:p>
          </table:table-cell>
          <table:table-cell office:value-type="string">
            <text:p>a part of a room where you can have a fire</text:p>
          </table:table-cell>
          <table:table-cell office:value-type="string">
            <text:p>Does your apartment have a fireplace?</text:p>
          </table:table-cell>
          <table:table-cell/>
        </table:table-row>
        <table:table-row table:style-name="ro1">
          <table:table-cell table:style-name="ce2" office:value-type="float" office:value="50">
            <text:p>50</text:p>
          </table:table-cell>
          <table:table-cell table:number-columns-repeated="2" office:value-type="string">
            <text:p>gown</text:p>
          </table:table-cell>
          <table:table-cell office:value-type="string">
            <text:p>a dress</text:p>
          </table:table-cell>
          <table:table-cell office:value-type="string">
            <text:p>She has many gowns in her closet.</text:p>
          </table:table-cell>
          <table:table-cell/>
        </table:table-row>
        <table:table-row table:style-name="ro1">
          <table:table-cell table:style-name="ce2" office:value-type="float" office:value="50">
            <text:p>50</text:p>
          </table:table-cell>
          <table:table-cell office:value-type="string">
            <text:p>popular</text:p>
          </table:table-cell>
          <table:table-cell office:value-type="string">
            <text:p>pop-u-lar</text:p>
          </table:table-cell>
          <table:table-cell office:value-type="string">
            <text:p>many people know and like something</text:p>
          </table:table-cell>
          <table:table-cell office:value-type="string">
            <text:p>What is the most popular sport in Taiwan?</text:p>
          </table:table-cell>
          <table:table-cell/>
        </table:table-row>
        <table:table-row table:style-name="ro1">
          <table:table-cell table:style-name="ce2" office:value-type="float" office:value="50">
            <text:p>50</text:p>
          </table:table-cell>
          <table:table-cell office:value-type="string">
            <text:p>corner</text:p>
          </table:table-cell>
          <table:table-cell office:value-type="string">
            <text:p>cor-ner</text:p>
          </table:table-cell>
          <table:table-cell office:value-type="string">
            <text:p>where two walls meet, a pointy part or a box</text:p>
          </table:table-cell>
          <table:table-cell office:value-type="string">
            <text:p>I need you to clean the dust out of the corners of the room.</text:p>
          </table:table-cell>
          <table:table-cell/>
        </table:table-row>
        <table:table-row table:style-name="ro1">
          <table:table-cell table:style-name="ce2" office:value-type="float" office:value="50">
            <text:p>50</text:p>
          </table:table-cell>
          <table:table-cell office:value-type="string">
            <text:p>special</text:p>
          </table:table-cell>
          <table:table-cell office:value-type="string">
            <text:p>spe-cial</text:p>
          </table:table-cell>
          <table:table-cell office:value-type="string">
            <text:p>different and good, important</text:p>
          </table:table-cell>
          <table:table-cell office:value-type="string">
            <text:p>This song is very special to me.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string">
            <text:p>bark</text:p>
          </table:table-cell>
          <table:table-cell office:value-type="string">
            <text:p>the sound a dog makes</text:p>
          </table:table-cell>
          <table:table-cell office:value-type="string">
            <text:p>The dog is barking in the yard.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sofa</text:p>
          </table:table-cell>
          <table:table-cell office:value-type="string">
            <text:p>so-fa</text:p>
          </table:table-cell>
          <table:table-cell office:value-type="string">
            <text:p>a soft bench for laying on</text:p>
          </table:table-cell>
          <table:table-cell office:value-type="string">
            <text:p>She falls asleep on the sofa during the movie.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erase</text:p>
          </table:table-cell>
          <table:table-cell office:value-type="string">
            <text:p>e-rase</text:p>
          </table:table-cell>
          <table:table-cell office:value-type="string">
            <text:p>to make writing disappear</text:p>
          </table:table-cell>
          <table:table-cell office:value-type="string">
            <text:p>You can't erase the ink from a pen.</text:p>
          </table:table-cell>
          <table:table-cell/>
        </table:table-row>
        <table:table-row table:style-name="ro1">
          <table:table-cell table:style-name="ce2" office:value-type="float" office:value="53">
            <text:p>53</text:p>
          </table:table-cell>
          <table:table-cell office:value-type="string">
            <text:p>calculator</text:p>
          </table:table-cell>
          <table:table-cell office:value-type="string">
            <text:p>cal-cu-la-tor</text:p>
          </table:table-cell>
          <table:table-cell office:value-type="string">
            <text:p>a machine that can do math</text:p>
          </table:table-cell>
          <table:table-cell office:value-type="string">
            <text:p>Do you know how to use a calculator?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essage</text:p>
          </table:table-cell>
          <table:table-cell office:value-type="string">
            <text:p>mes-sage</text:p>
          </table:table-cell>
          <table:table-cell office:value-type="string">
            <text:p>a note, to send words to someone</text:p>
          </table:table-cell>
          <table:table-cell office:value-type="string">
            <text:p>They send a message to their president.</text:p>
          </table:table-cell>
          <table:table-cell/>
        </table:table-row>
        <table:table-row table:style-name="ro1">
          <table:table-cell table:style-name="ce2" office:value-type="float" office:value="54">
            <text:p>54</text:p>
          </table:table-cell>
          <table:table-cell office:value-type="string">
            <text:p>common</text:p>
          </table:table-cell>
          <table:table-cell office:value-type="string">
            <text:p>com-mon</text:p>
          </table:table-cell>
          <table:table-cell office:value-type="string">
            <text:p>usual, same as every day</text:p>
          </table:table-cell>
          <table:table-cell office:value-type="string">
            <text:p>Monkeys are very common in Southern Taiwan.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bakery</text:p>
          </table:table-cell>
          <table:table-cell office:value-type="string">
            <text:p>ba-kery</text:p>
          </table:table-cell>
          <table:table-cell office:value-type="string">
            <text:p>a place where bread is made and sold</text:p>
          </table:table-cell>
          <table:table-cell office:value-type="string">
            <text:p>The bakery is next to the supermarket.</text:p>
          </table:table-cell>
          <table:table-cell/>
        </table:table-row>
        <table:table-row table:style-name="ro1">
          <table:table-cell table:style-name="ce2" office:value-type="float" office:value="55">
            <text:p>55</text:p>
          </table:table-cell>
          <table:table-cell office:value-type="string">
            <text:p>station</text:p>
          </table:table-cell>
          <table:table-cell office:value-type="string">
            <text:p>sta-tion</text:p>
          </table:table-cell>
          <table:table-cell office:value-type="string">
            <text:p>a place where a train or bus stops</text:p>
          </table:table-cell>
          <table:table-cell office:value-type="string">
            <text:p>Can you please tell me how to get to the train station?</text:p>
          </table:table-cell>
          <table:table-cell/>
        </table:table-row>
        <table:table-row table:style-name="ro1">
          <table:table-cell table:style-name="ce2" office:value-type="float" office:value="55">
            <text:p>55</text:p>
          </table:table-cell>
          <table:table-cell office:value-type="string">
            <text:p>video</text:p>
          </table:table-cell>
          <table:table-cell office:value-type="string">
            <text:p>vi-de-o</text:p>
          </table:table-cell>
          <table:table-cell office:value-type="string">
            <text:p>moving pictures on a screen</text:p>
          </table:table-cell>
          <table:table-cell office:value-type="string">
            <text:p>You can find the video online.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between</text:p>
          </table:table-cell>
          <table:table-cell office:value-type="string">
            <text:p>be-tween</text:p>
          </table:table-cell>
          <table:table-cell office:value-type="string">
            <text:p>in the middle of two things</text:p>
          </table:table-cell>
          <table:table-cell office:value-type="string">
            <text:p>The school is between the library and the house.</text:p>
          </table:table-cell>
          <table:table-cell/>
        </table:table-row>
        <table:table-row table:style-name="ro1">
          <table:table-cell table:style-name="ce2" office:value-type="float" office:value="56">
            <text:p>56</text:p>
          </table:table-cell>
          <table:table-cell office:value-type="string">
            <text:p>across</text:p>
          </table:table-cell>
          <table:table-cell office:value-type="string">
            <text:p>ac-ross</text:p>
          </table:table-cell>
          <table:table-cell office:value-type="string">
            <text:p>to the other side of a road or river</text:p>
          </table:table-cell>
          <table:table-cell office:value-type="string">
            <text:p>What is across the street from the hospital?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department store</text:p>
          </table:table-cell>
          <table:table-cell office:value-type="string">
            <text:p>de-part-ment-store</text:p>
          </table:table-cell>
          <table:table-cell office:value-type="string">
            <text:p>a huge store with many small shops inside</text:p>
          </table:table-cell>
          <table:table-cell office:value-type="string">
            <text:p>The three friends walk around the department store.</text:p>
          </table:table-cell>
          <table:table-cell/>
        </table:table-row>
        <table:table-row table:style-name="ro1">
          <table:table-cell table:style-name="ce2" office:value-type="float" office:value="57">
            <text:p>57</text:p>
          </table:table-cell>
          <table:table-cell table:number-columns-repeated="2" office:value-type="string">
            <text:p>church</text:p>
          </table:table-cell>
          <table:table-cell office:value-type="string">
            <text:p>a place where Christians pray</text:p>
          </table:table-cell>
          <table:table-cell office:value-type="string">
            <text:p>The church plays music every hour.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ighborhood</text:p>
          </table:table-cell>
          <table:table-cell office:value-type="string">
            <text:p>neigh-bor-hood</text:p>
          </table:table-cell>
          <table:table-cell office:value-type="string">
            <text:p>a part of a city, many people living near each other</text:p>
          </table:table-cell>
          <table:table-cell office:value-type="string">
            <text:p>Is there a park in your neighborhood?</text:p>
          </table:table-cell>
          <table:table-cell/>
        </table:table-row>
        <table:table-row table:style-name="ro1">
          <table:table-cell table:style-name="ce2" office:value-type="float" office:value="58">
            <text:p>58</text:p>
          </table:table-cell>
          <table:table-cell table:number-columns-repeated="2" office:value-type="string">
            <text:p>gas</text:p>
          </table:table-cell>
          <table:table-cell office:value-type="string">
            <text:p>water that can burn, water that your car needs to go</text:p>
          </table:table-cell>
          <table:table-cell office:value-type="string">
            <text:p>We need to stop and get gas for the car.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string">
            <text:p>stove</text:p>
          </table:table-cell>
          <table:table-cell office:value-type="string">
            <text:p>a table with fire for cooking</text:p>
          </table:table-cell>
          <table:table-cell office:value-type="string">
            <text:p>She cooks noodles on the stove.</text:p>
          </table:table-cell>
          <table:table-cell/>
        </table:table-row>
        <table:table-row table:style-name="ro1">
          <table:table-cell table:style-name="ce2" office:value-type="float" office:value="59">
            <text:p>59</text:p>
          </table:table-cell>
          <table:table-cell office:value-type="string">
            <text:p>refrigerator</text:p>
          </table:table-cell>
          <table:table-cell office:value-type="string">
            <text:p>re-fri-ger-a-tor</text:p>
          </table:table-cell>
          <table:table-cell office:value-type="string">
            <text:p>a big box that keeps food cold</text:p>
          </table:table-cell>
          <table:table-cell office:value-type="string">
            <text:p>My refrigerator isn't working, so my milk will go bad.</text:p>
          </table:table-cell>
          <table:table-cell/>
        </table:table-row>
        <table:table-row table:style-name="ro1">
          <table:table-cell table:style-name="ce2" office:value-type="float" office:value="59">
            <text:p>59</text:p>
          </table:table-cell>
          <table:table-cell office:value-type="string">
            <text:p>escape</text:p>
          </table:table-cell>
          <table:table-cell office:value-type="string">
            <text:p>es-cape</text:p>
          </table:table-cell>
          <table:table-cell office:value-type="string">
            <text:p>to run away, to get away from a bad thing</text:p>
          </table:table-cell>
          <table:table-cell office:value-type="string">
            <text:p>The bad guy escaped from jail!</text:p>
          </table:table-cell>
          <table:table-cell/>
        </table:table-row>
        <table:table-row table:style-name="ro1">
          <table:table-cell table:style-name="ce2" office:value-type="float" office:value="59">
            <text:p>59</text:p>
          </table:table-cell>
          <table:table-cell office:value-type="string">
            <text:p>closet</text:p>
          </table:table-cell>
          <table:table-cell office:value-type="string">
            <text:p>clos-et</text:p>
          </table:table-cell>
          <table:table-cell office:value-type="string">
            <text:p>a small room for keeping clothes or other things</text:p>
          </table:table-cell>
          <table:table-cell office:value-type="string">
            <text:p>Do you keep any toys in your closet?</text:p>
          </table:table-cell>
          <table:table-cell/>
        </table:table-row>
        <table:table-row table:style-name="ro1">
          <table:table-cell table:style-name="ce2" office:value-type="float" office:value="59">
            <text:p>59</text:p>
          </table:table-cell>
          <table:table-cell office:value-type="string">
            <text:p>elevator</text:p>
          </table:table-cell>
          <table:table-cell office:value-type="string">
            <text:p>el-ev-a-tor</text:p>
          </table:table-cell>
          <table:table-cell office:value-type="string">
            <text:p>a small room that can go up and down</text:p>
          </table:table-cell>
          <table:table-cell office:value-type="string">
            <text:p>I'm sorry, but the elevator is broken today.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string">
            <text:p>floor</text:p>
          </table:table-cell>
          <table:table-cell office:value-type="string">
            <text:p>how many times you can go up to another part of a building</text:p>
          </table:table-cell>
          <table:table-cell office:value-type="string">
            <text:p>My family lives on the top floor of the building.</text:p>
          </table:table-cell>
          <table:table-cell/>
        </table:table-row>
        <table:table-row table:style-name="ro1">
          <table:table-cell table:style-name="ce2" office:value-type="float" office:value="60">
            <text:p>60</text:p>
          </table:table-cell>
          <table:table-cell office:value-type="string">
            <text:p>machine</text:p>
          </table:table-cell>
          <table:table-cell office:value-type="string">
            <text:p>ma-chine</text:p>
          </table:table-cell>
          <table:table-cell office:value-type="string">
            <text:p>a thing that works for people</text:p>
          </table:table-cell>
          <table:table-cell office:value-type="string">
            <text:p>We need to find someone who can fix this machine.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string">
            <text:p>hole</text:p>
          </table:table-cell>
          <table:table-cell office:value-type="string">
            <text:p>a missing piece, a circle in a wall</text:p>
          </table:table-cell>
          <table:table-cell office:value-type="string">
            <text:p>The mouse runs through a hole in the wall.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string">
            <text:p>mall</text:p>
          </table:table-cell>
          <table:table-cell office:value-type="string">
            <text:p>a big store with many smaller stores inside</text:p>
          </table:table-cell>
          <table:table-cell office:value-type="string">
            <text:p>We can buy many things at the mall.</text:p>
          </table:table-cell>
          <table:table-cell/>
        </table:table-row>
        <table:table-row table:style-name="ro1">
          <table:table-cell table:style-name="ce2" office:value-type="float" office:value="63">
            <text:p>63</text:p>
          </table:table-cell>
          <table:table-cell office:value-type="string">
            <text:p>airport</text:p>
          </table:table-cell>
          <table:table-cell office:value-type="string">
            <text:p>air-port</text:p>
          </table:table-cell>
          <table:table-cell office:value-type="string">
            <text:p>a place where airplanes can stop</text:p>
          </table:table-cell>
          <table:table-cell office:value-type="string">
            <text:p>What time do you need to go to the airport?</text:p>
          </table:table-cell>
          <table:table-cell/>
        </table:table-row>
        <table:table-row table:style-name="ro1">
          <table:table-cell table:style-name="ce2" office:value-type="float" office:value="63">
            <text:p>63</text:p>
          </table:table-cell>
          <table:table-cell office:value-type="string">
            <text:p>owner</text:p>
          </table:table-cell>
          <table:table-cell office:value-type="string">
            <text:p>own-er</text:p>
          </table:table-cell>
          <table:table-cell office:value-type="string">
            <text:p>a person who has something</text:p>
          </table:table-cell>
          <table:table-cell office:value-type="string">
            <text:p>Who is the owner of this car?</text:p>
          </table:table-cell>
          <table:table-cell/>
        </table:table-row>
        <table:table-row table:style-name="ro1">
          <table:table-cell table:style-name="ce2" office:value-type="float" office:value="63">
            <text:p>63</text:p>
          </table:table-cell>
          <table:table-cell office:value-type="string">
            <text:p>upset</text:p>
          </table:table-cell>
          <table:table-cell office:value-type="string">
            <text:p>up-set</text:p>
          </table:table-cell>
          <table:table-cell office:value-type="string">
            <text:p>not happy</text:p>
          </table:table-cell>
          <table:table-cell office:value-type="string">
            <text:p>The kids are upset that they can't go to the park.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convenient</text:p>
          </table:table-cell>
          <table:table-cell office:value-type="string">
            <text:p>con-ve-nient</text:p>
          </table:table-cell>
          <table:table-cell office:value-type="string">
            <text:p>easy to go to, very close and easy</text:p>
          </table:table-cell>
          <table:table-cell office:value-type="string">
            <text:p>The MRT is very convenient.</text:p>
          </table:table-cell>
          <table:table-cell/>
        </table:table-row>
        <table:table-row table:style-name="ro1">
          <table:table-cell table:style-name="ce2" office:value-type="float" office:value="64">
            <text:p>64</text:p>
          </table:table-cell>
          <table:table-cell office:value-type="string">
            <text:p>sidewalk</text:p>
          </table:table-cell>
          <table:table-cell office:value-type="string">
            <text:p>side-walk</text:p>
          </table:table-cell>
          <table:table-cell office:value-type="string">
            <text:p>a road for walking next to the street</text:p>
          </table:table-cell>
          <table:table-cell office:value-type="string">
            <text:p>Walk on the sidewalk, not the street!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string">
            <text:p>town</text:p>
          </table:table-cell>
          <table:table-cell office:value-type="string">
            <text:p>a small city</text:p>
          </table:table-cell>
          <table:table-cell office:value-type="string">
            <text:p>How many people live in the small town?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string">
            <text:p>mouse</text:p>
          </table:table-cell>
          <table:table-cell office:value-type="string">
            <text:p>a small animal with big ears</text:p>
          </table:table-cell>
          <table:table-cell office:value-type="string">
            <text:p>The cat chases the mouse.</text:p>
          </table:table-cell>
          <table:table-cell/>
        </table:table-row>
        <table:table-row table:style-name="ro1">
          <table:table-cell table:style-name="ce2" office:value-type="float" office:value="66">
            <text:p>66</text:p>
          </table:table-cell>
          <table:table-cell office:value-type="string">
            <text:p>drug store</text:p>
          </table:table-cell>
          <table:table-cell office:value-type="string">
            <text:p>drug-store</text:p>
          </table:table-cell>
          <table:table-cell office:value-type="string">
            <text:p>a place where you can buy medicine</text:p>
          </table:table-cell>
          <table:table-cell office:value-type="string">
            <text:p>We can buy it at the drug store.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string">
            <text:p>shirt</text:p>
          </table:table-cell>
          <table:table-cell office:value-type="string">
            <text:p>clothes for the top of your body and arms</text:p>
          </table:table-cell>
          <table:table-cell office:value-type="string">
            <text:p>There's a hole in your shirt!</text:p>
          </table:table-cell>
          <table:table-cell/>
        </table:table-row>
        <table:table-row table:style-name="ro1">
          <table:table-cell table:style-name="ce2" office:value-type="float" office:value="67">
            <text:p>67</text:p>
          </table:table-cell>
          <table:table-cell table:number-columns-repeated="2" office:value-type="string">
            <text:p>coat</text:p>
          </table:table-cell>
          <table:table-cell office:value-type="string">
            <text:p>clothes to wear outside to keep you warm</text:p>
          </table:table-cell>
          <table:table-cell office:value-type="string">
            <text:p>You should bring a coat to school today.</text:p>
          </table:table-cell>
          <table:table-cell/>
        </table:table-row>
        <table:table-row table:style-name="ro1">
          <table:table-cell table:style-name="ce2" office:value-type="float" office:value="67">
            <text:p>67</text:p>
          </table:table-cell>
          <table:table-cell table:number-columns-repeated="2" office:value-type="string">
            <text:p>dress</text:p>
          </table:table-cell>
          <table:table-cell office:value-type="string">
            <text:p>clothes with a shirt on top and a skirt on the bottom</text:p>
          </table:table-cell>
          <table:table-cell office:value-type="string">
            <text:p>The bride wears a white dress.</text:p>
          </table:table-cell>
          <table:table-cell/>
        </table:table-row>
        <table:table-row table:style-name="ro1">
          <table:table-cell table:style-name="ce2" office:value-type="float" office:value="67">
            <text:p>67</text:p>
          </table:table-cell>
          <table:table-cell table:number-columns-repeated="2" office:value-type="string">
            <text:p>skirt</text:p>
          </table:table-cell>
          <table:table-cell office:value-type="string">
            <text:p>the bottom of a dress</text:p>
          </table:table-cell>
          <table:table-cell office:value-type="string">
            <text:p>She buys a new skirt for school.</text:p>
          </table:table-cell>
          <table:table-cell/>
        </table:table-row>
        <table:table-row table:style-name="ro1">
          <table:table-cell table:style-name="ce2" office:value-type="float" office:value="67">
            <text:p>67</text:p>
          </table:table-cell>
          <table:table-cell table:number-columns-repeated="2" office:value-type="string">
            <text:p>blouse</text:p>
          </table:table-cell>
          <table:table-cell office:value-type="string">
            <text:p>a shirt for a woman</text:p>
          </table:table-cell>
          <table:table-cell office:value-type="string">
            <text:p>Do you have this blouse in a size M?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string">
            <text:p>tie</text:p>
          </table:table-cell>
          <table:table-cell office:value-type="string">
            <text:p>a long ribbon that men wear around their necks</text:p>
          </table:table-cell>
          <table:table-cell office:value-type="string">
            <text:p>He wears a tie to work every day.</text:p>
          </table:table-cell>
          <table:table-cell/>
        </table:table-row>
        <table:table-row table:style-name="ro1">
          <table:table-cell table:style-name="ce2" office:value-type="float" office:value="68">
            <text:p>68</text:p>
          </table:table-cell>
          <table:table-cell office:value-type="string">
            <text:p>jacket</text:p>
          </table:table-cell>
          <table:table-cell office:value-type="string">
            <text:p>jack-et</text:p>
          </table:table-cell>
          <table:table-cell office:value-type="string">
            <text:p>a small coat, thin coat</text:p>
          </table:table-cell>
          <table:table-cell office:value-type="string">
            <text:p>Don't forget to bring a jacket!</text:p>
          </table:table-cell>
          <table:table-cell/>
        </table:table-row>
        <table:table-row table:style-name="ro1">
          <table:table-cell table:style-name="ce2" office:value-type="float" office:value="68">
            <text:p>68</text:p>
          </table:table-cell>
          <table:table-cell table:number-columns-repeated="2" office:value-type="string">
            <text:p>belt</text:p>
          </table:table-cell>
          <table:table-cell office:value-type="string">
            <text:p>a rope that keeps your pants up</text:p>
          </table:table-cell>
          <table:table-cell office:value-type="string">
            <text:p>He needs a belt to keep his pants up.</text:p>
          </table:table-cell>
          <table:table-cell/>
        </table:table-row>
        <table:table-row table:style-name="ro1">
          <table:table-cell table:style-name="ce2" office:value-type="float" office:value="68">
            <text:p>68</text:p>
          </table:table-cell>
          <table:table-cell table:number-columns-repeated="2" office:value-type="string">
            <text:p>pants</text:p>
          </table:table-cell>
          <table:table-cell office:value-type="string">
            <text:p>clothes for your legs</text:p>
          </table:table-cell>
          <table:table-cell office:value-type="string">
            <text:p>He rips his pants when he picks up the pen.</text:p>
          </table:table-cell>
          <table:table-cell/>
        </table:table-row>
        <table:table-row table:style-name="ro1">
          <table:table-cell table:style-name="ce2" office:value-type="float" office:value="68">
            <text:p>68</text:p>
          </table:table-cell>
          <table:table-cell table:number-columns-repeated="2" office:value-type="string">
            <text:p>sock</text:p>
          </table:table-cell>
          <table:table-cell office:value-type="string">
            <text:p>clothes for your feet</text:p>
          </table:table-cell>
          <table:table-cell office:value-type="string">
            <text:p>I can't find my other sock!</text:p>
          </table:table-cell>
          <table:table-cell/>
        </table:table-row>
        <table:table-row table:style-name="ro1">
          <table:table-cell table:style-name="ce2" office:value-type="float" office:value="68">
            <text:p>68</text:p>
          </table:table-cell>
          <table:table-cell table:number-columns-repeated="2" office:value-type="string">
            <text:p>shoe</text:p>
          </table:table-cell>
          <table:table-cell office:value-type="string">
            <text:p>hard clothes for your feet</text:p>
          </table:table-cell>
          <table:table-cell office:value-type="string">
            <text:p>Please leave your shoes outside.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umbrella</text:p>
          </table:table-cell>
          <table:table-cell office:value-type="string">
            <text:p>um-brel-la</text:p>
          </table:table-cell>
          <table:table-cell office:value-type="string">
            <text:p>a tool that keeps rain off of you</text:p>
          </table:table-cell>
          <table:table-cell office:value-type="string">
            <text:p>Did you bring your umbrella today?</text:p>
          </table:table-cell>
          <table:table-cell/>
        </table:table-row>
        <table:table-row table:style-name="ro1">
          <table:table-cell table:style-name="ce2" office:value-type="float" office:value="69">
            <text:p>69</text:p>
          </table:table-cell>
          <table:table-cell office:value-type="string">
            <text:p>sweater</text:p>
          </table:table-cell>
          <table:table-cell office:value-type="string">
            <text:p>sweat-er</text:p>
          </table:table-cell>
          <table:table-cell office:value-type="string">
            <text:p>a thick and warm shirt</text:p>
          </table:table-cell>
          <table:table-cell office:value-type="string">
            <text:p>She wears a sweater on the cold day.</text:p>
          </table:table-cell>
          <table:table-cell/>
        </table:table-row>
        <table:table-row table:style-name="ro1">
          <table:table-cell table:style-name="ce2" office:value-type="float" office:value="69">
            <text:p>69</text:p>
          </table:table-cell>
          <table:table-cell table:number-columns-repeated="2" office:value-type="string">
            <text:p>watch</text:p>
          </table:table-cell>
          <table:table-cell office:value-type="string">
            <text:p>a clock for your arm</text:p>
          </table:table-cell>
          <table:table-cell office:value-type="string">
            <text:p>Do you wear a watch every day?</text:p>
          </table:table-cell>
          <table:table-cell/>
        </table:table-row>
        <table:table-row table:style-name="ro1">
          <table:table-cell table:style-name="ce2" office:value-type="float" office:value="69">
            <text:p>69</text:p>
          </table:table-cell>
          <table:table-cell office:value-type="string">
            <text:p>necklace</text:p>
          </table:table-cell>
          <table:table-cell office:value-type="string">
            <text:p>neck-lace</text:p>
          </table:table-cell>
          <table:table-cell office:value-type="string">
            <text:p>jewelry for your neck</text:p>
          </table:table-cell>
          <table:table-cell office:value-type="string">
            <text:p>This necklace was my grandmother's.</text:p>
          </table:table-cell>
          <table:table-cell/>
        </table:table-row>
        <table:table-row table:style-name="ro1">
          <table:table-cell table:style-name="ce2" office:value-type="float" office:value="69">
            <text:p>69</text:p>
          </table:table-cell>
          <table:table-cell table:number-columns-repeated="2" office:value-type="string">
            <text:p>boot</text:p>
          </table:table-cell>
          <table:table-cell office:value-type="string">
            <text:p>big and tall shoes</text:p>
          </table:table-cell>
          <table:table-cell office:value-type="string">
            <text:p>You should wear boots if you are climbing the mountain.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string">
            <text:p>purse</text:p>
          </table:table-cell>
          <table:table-cell office:value-type="string">
            <text:p>a woman's bag</text:p>
          </table:table-cell>
          <table:table-cell office:value-type="string">
            <text:p>How much money is in your purse?</text:p>
          </table:table-cell>
          <table:table-cell/>
        </table:table-row>
        <table:table-row table:style-name="ro1">
          <table:table-cell table:style-name="ce2" office:value-type="float" office:value="70">
            <text:p>70</text:p>
          </table:table-cell>
          <table:table-cell table:number-columns-repeated="2" office:value-type="string">
            <text:p>suit</text:p>
          </table:table-cell>
          <table:table-cell office:value-type="string">
            <text:p>pants and jacket that look the same</text:p>
          </table:table-cell>
          <table:table-cell office:value-type="string">
            <text:p>Do you wear a suit to work?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string">
            <text:p>glove</text:p>
          </table:table-cell>
          <table:table-cell office:value-type="string">
            <text:p>clothes for your hands</text:p>
          </table:table-cell>
          <table:table-cell office:value-type="string">
            <text:p>He wears gloves when he cleans the bathroom.</text:p>
          </table:table-cell>
          <table:table-cell/>
        </table:table-row>
        <table:table-row table:style-name="ro1">
          <table:table-cell table:style-name="ce2" office:value-type="float" office:value="71">
            <text:p>71</text:p>
          </table:table-cell>
          <table:table-cell table:number-columns-repeated="2" office:value-type="string">
            <text:p>pair</text:p>
          </table:table-cell>
          <table:table-cell office:value-type="string">
            <text:p>two that look the same</text:p>
          </table:table-cell>
          <table:table-cell office:value-type="string">
            <text:p>She buys a new pair of shoes.</text:p>
          </table:table-cell>
          <table:table-cell/>
        </table:table-row>
        <table:table-row table:style-name="ro1">
          <table:table-cell table:style-name="ce2" office:value-type="float" office:value="71">
            <text:p>71</text:p>
          </table:table-cell>
          <table:table-cell office:value-type="string">
            <text:p>earring</text:p>
          </table:table-cell>
          <table:table-cell office:value-type="string">
            <text:p>ear-ring</text:p>
          </table:table-cell>
          <table:table-cell office:value-type="string">
            <text:p>jewelry for your ears</text:p>
          </table:table-cell>
          <table:table-cell office:value-type="string">
            <text:p>Your earrings are very pretty!</text:p>
          </table:table-cell>
          <table:table-cell/>
        </table:table-row>
        <table:table-row table:style-name="ro1">
          <table:table-cell table:style-name="ce2" office:value-type="float" office:value="71">
            <text:p>71</text:p>
          </table:table-cell>
          <table:table-cell office:value-type="string">
            <text:p>pajamas</text:p>
          </table:table-cell>
          <table:table-cell office:value-type="string">
            <text:p>pa-jam-as</text:p>
          </table:table-cell>
          <table:table-cell office:value-type="string">
            <text:p>clothes that you wear to bed</text:p>
          </table:table-cell>
          <table:table-cell office:value-type="string">
            <text:p>Do you wear pajamas to bed?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string">
            <text:p>rip</text:p>
          </table:table-cell>
          <table:table-cell office:value-type="string">
            <text:p>to pull apart, to break paper</text:p>
          </table:table-cell>
          <table:table-cell office:value-type="string">
            <text:p>Be careful not to rip your homework!</text:p>
          </table:table-cell>
          <table:table-cell/>
        </table:table-row>
        <table:table-row table:style-name="ro1">
          <table:table-cell table:style-name="ce2" office:value-type="float" office:value="72">
            <text:p>72</text:p>
          </table:table-cell>
          <table:table-cell office:value-type="string">
            <text:p>empty</text:p>
          </table:table-cell>
          <table:table-cell office:value-type="string">
            <text:p>emp-ty</text:p>
          </table:table-cell>
          <table:table-cell office:value-type="string">
            <text:p>nothing inside</text:p>
          </table:table-cell>
          <table:table-cell office:value-type="string">
            <text:p>She is thirsty, but the bottle is empty.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mistake</text:p>
          </table:table-cell>
          <table:table-cell office:value-type="string">
            <text:p>mis-take</text:p>
          </table:table-cell>
          <table:table-cell office:value-type="string">
            <text:p>a problem, something wrong</text:p>
          </table:table-cell>
          <table:table-cell office:value-type="string">
            <text:p>I think I made a mistake on my test.</text:p>
          </table:table-cell>
          <table:table-cell/>
        </table:table-row>
        <table:table-row table:style-name="ro1">
          <table:table-cell table:style-name="ce2" office:value-type="float" office:value="73">
            <text:p>73</text:p>
          </table:table-cell>
          <table:table-cell office:value-type="string">
            <text:p>glasses</text:p>
          </table:table-cell>
          <table:table-cell office:value-type="string">
            <text:p>glass-es</text:p>
          </table:table-cell>
          <table:table-cell office:value-type="string">
            <text:p>tools for your eyes to help you see</text:p>
          </table:table-cell>
          <table:table-cell office:value-type="string">
            <text:p>Can you see without your glasses?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mitten</text:p>
          </table:table-cell>
          <table:table-cell office:value-type="string">
            <text:p>mit-ten</text:p>
          </table:table-cell>
          <table:table-cell office:value-type="string">
            <text:p>warm gloves with no fingers</text:p>
          </table:table-cell>
          <table:table-cell office:value-type="string">
            <text:p>The children wear mittens to play in the snow.</text:p>
          </table:table-cell>
          <table:table-cell/>
        </table:table-row>
        <table:table-row table:style-name="ro1">
          <table:table-cell table:style-name="ce2" office:value-type="float" office:value="74">
            <text:p>74</text:p>
          </table:table-cell>
          <table:table-cell office:value-type="string">
            <text:p>briefcase</text:p>
          </table:table-cell>
          <table:table-cell office:value-type="string">
            <text:p>brief-case</text:p>
          </table:table-cell>
          <table:table-cell office:value-type="string">
            <text:p>a small box for carrying papers</text:p>
          </table:table-cell>
          <table:table-cell office:value-type="string">
            <text:p>Does your father take a briefcase to work?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holiday</text:p>
          </table:table-cell>
          <table:table-cell office:value-type="string">
            <text:p>hol-i-day</text:p>
          </table:table-cell>
          <table:table-cell office:value-type="string">
            <text:p>vacation, a special day every year</text:p>
          </table:table-cell>
          <table:table-cell office:value-type="string">
            <text:p>Where did you go for your holiday?</text:p>
          </table:table-cell>
          <table:table-cell/>
        </table:table-row>
        <table:table-row table:style-name="ro1">
          <table:table-cell table:style-name="ce2" office:value-type="float" office:value="75">
            <text:p>75</text:p>
          </table:table-cell>
          <table:table-cell table:number-columns-repeated="2" office:value-type="string">
            <text:p>gift</text:p>
          </table:table-cell>
          <table:table-cell office:value-type="string">
            <text:p>something nice to give someone</text:p>
          </table:table-cell>
          <table:table-cell office:value-type="string">
            <text:p>We can buy our friend a nice gift.</text:p>
          </table:table-cell>
          <table:table-cell/>
        </table:table-row>
        <table:table-row table:style-name="ro1">
          <table:table-cell table:style-name="ce2" office:value-type="float" office:value="75">
            <text:p>75</text:p>
          </table:table-cell>
          <table:table-cell office:value-type="string">
            <text:p>trouble</text:p>
          </table:table-cell>
          <table:table-cell office:value-type="string">
            <text:p>trou-ble</text:p>
          </table:table-cell>
          <table:table-cell office:value-type="string">
            <text:p>when you did something bad and parents or teacher are angry</text:p>
          </table:table-cell>
          <table:table-cell office:value-type="string">
            <text:p>If you break the rules, then you will get in trouble.</text:p>
          </table:table-cell>
          <table:table-cell/>
        </table:table-row>
        <table:table-row table:style-name="ro1">
          <table:table-cell table:style-name="ce2" office:value-type="float" office:value="75">
            <text:p>75</text:p>
          </table:table-cell>
          <table:table-cell office:value-type="string">
            <text:p>leather</text:p>
          </table:table-cell>
          <table:table-cell office:value-type="string">
            <text:p>leath-er</text:p>
          </table:table-cell>
          <table:table-cell office:value-type="string">
            <text:p>made from the skin of an animal</text:p>
          </table:table-cell>
          <table:table-cell office:value-type="string">
            <text:p>He has a nice leather bag.</text:p>
          </table:table-cell>
          <table:table-cell/>
        </table:table-row>
        <table:table-row table:style-name="ro1">
          <table:table-cell table:style-name="ce2" office:value-type="float" office:value="75">
            <text:p>75</text:p>
          </table:table-cell>
          <table:table-cell table:number-columns-repeated="2" office:value-type="string">
            <text:p>stripe</text:p>
          </table:table-cell>
          <table:table-cell office:value-type="string">
            <text:p>a line of color</text:p>
          </table:table-cell>
          <table:table-cell office:value-type="string">
            <text:p>His shirt has black stripes on it.</text:p>
          </table:table-cell>
          <table:table-cell/>
        </table:table-row>
        <table:table-row table:style-name="ro1">
          <table:table-cell table:style-name="ce2" office:value-type="float" office:value="75">
            <text:p>75</text:p>
          </table:table-cell>
          <table:table-cell office:value-type="string">
            <text:p>frustrated</text:p>
          </table:table-cell>
          <table:table-cell office:value-type="string">
            <text:p>frus-tra-ted</text:p>
          </table:table-cell>
          <table:table-cell office:value-type="string">
            <text:p>angry, unhappy</text:p>
          </table:table-cell>
          <table:table-cell office:value-type="string">
            <text:p>What do you do when you are frustrated with your homework?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dirty</text:p>
          </table:table-cell>
          <table:table-cell office:value-type="string">
            <text:p>dirt-y</text:p>
          </table:table-cell>
          <table:table-cell office:value-type="string">
            <text:p>not clean</text:p>
          </table:table-cell>
          <table:table-cell office:value-type="string">
            <text:p>Can you clean the dirty dishes?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culture</text:p>
          </table:table-cell>
          <table:table-cell office:value-type="string">
            <text:p>cul-ture</text:p>
          </table:table-cell>
          <table:table-cell office:value-type="string">
            <text:p>the things people in a country do</text:p>
          </table:table-cell>
          <table:table-cell office:value-type="string">
            <text:p>What is something from Taiwanese culture?</text:p>
          </table:table-cell>
          <table:table-cell/>
        </table:table-row>
        <table:table-row table:style-name="ro1">
          <table:table-cell table:style-name="ce2" office:value-type="float" office:value="77">
            <text:p>77</text:p>
          </table:table-cell>
          <table:table-cell office:value-type="string">
            <text:p>lucky</text:p>
          </table:table-cell>
          <table:table-cell office:value-type="string">
            <text:p>luck-y</text:p>
          </table:table-cell>
          <table:table-cell office:value-type="string">
            <text:p>when many good things happen to you</text:p>
          </table:table-cell>
          <table:table-cell office:value-type="string">
            <text:p>You are lucky the teacher didn't see you!</text:p>
          </table:table-cell>
          <table:table-cell/>
        </table:table-row>
        <table:table-row table:style-name="ro1">
          <table:table-cell table:style-name="ce2" office:value-type="float" office:value="77">
            <text:p>77</text:p>
          </table:table-cell>
          <table:table-cell office:value-type="string">
            <text:p>sandal</text:p>
          </table:table-cell>
          <table:table-cell office:value-type="string">
            <text:p>sand-al</text:p>
          </table:table-cell>
          <table:table-cell office:value-type="string">
            <text:p>shoes with no top or sides</text:p>
          </table:table-cell>
          <table:table-cell office:value-type="string">
            <text:p>They kick off their sandals when they get to the beach.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rural</text:p>
          </table:table-cell>
          <table:table-cell office:value-type="string">
            <text:p>rur-al</text:p>
          </table:table-cell>
          <table:table-cell office:value-type="string">
            <text:p>not many people living somewhere</text:p>
          </table:table-cell>
          <table:table-cell office:value-type="string">
            <text:p>She lives in a rural town.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string">
            <text:p>sell</text:p>
          </table:table-cell>
          <table:table-cell office:value-type="string">
            <text:p>to try to give for money</text:p>
          </table:table-cell>
          <table:table-cell office:value-type="string">
            <text:p>Do you have anything good you'd like to sell?</text:p>
          </table:table-cell>
          <table:table-cell/>
        </table:table-row>
        <table:table-row table:style-name="ro1">
          <table:table-cell table:style-name="ce2" office:value-type="float" office:value="79">
            <text:p>79</text:p>
          </table:table-cell>
          <table:table-cell table:number-columns-repeated="2" office:value-type="string">
            <text:p>shop</text:p>
          </table:table-cell>
          <table:table-cell office:value-type="string">
            <text:p>a place where you can buy things</text:p>
          </table:table-cell>
          <table:table-cell office:value-type="string">
            <text:p>This is my favorite shop in the market!</text:p>
          </table:table-cell>
          <table:table-cell/>
        </table:table-row>
        <table:table-row table:style-name="ro1">
          <table:table-cell table:style-name="ce2" office:value-type="float" office:value="79">
            <text:p>79</text:p>
          </table:table-cell>
          <table:table-cell office:value-type="string">
            <text:p>visit</text:p>
          </table:table-cell>
          <table:table-cell office:value-type="string">
            <text:p>vis-it</text:p>
          </table:table-cell>
          <table:table-cell office:value-type="string">
            <text:p>to go to meet someone</text:p>
          </table:table-cell>
          <table:table-cell office:value-type="string">
            <text:p>We visit my grandmother every year.</text:p>
          </table:table-cell>
          <table:table-cell/>
        </table:table-row>
        <table:table-row table:style-name="ro1">
          <table:table-cell table:style-name="ce2" office:value-type="float" office:value="79">
            <text:p>79</text:p>
          </table:table-cell>
          <table:table-cell table:number-columns-repeated="2" office:value-type="string">
            <text:p>work</text:p>
          </table:table-cell>
          <table:table-cell office:value-type="string">
            <text:p>what you can do to make money</text:p>
          </table:table-cell>
          <table:table-cell office:value-type="string">
            <text:p>What do you do for work?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string">
            <text:p>French</text:p>
          </table:table-cell>
          <table:table-cell office:value-type="string">
            <text:p>a language spoken in France</text:p>
          </table:table-cell>
          <table:table-cell office:value-type="string">
            <text:p>Do you know how to speak any French?</text:p>
          </table:table-cell>
          <table:table-cell/>
        </table:table-row>
        <table:table-row table:style-name="ro1">
          <table:table-cell table:style-name="ce2" office:value-type="float" office:value="80">
            <text:p>80</text:p>
          </table:table-cell>
          <table:table-cell office:value-type="string">
            <text:p>Spanish</text:p>
          </table:table-cell>
          <table:table-cell office:value-type="string">
            <text:p>Span-ish</text:p>
          </table:table-cell>
          <table:table-cell office:value-type="string">
            <text:p>a language spoken in Spain and Mexico</text:p>
          </table:table-cell>
          <table:table-cell office:value-type="string">
            <text:p>I'm sorry, but my Spanish isn't very good.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Hong Kong</text:p>
          </table:table-cell>
          <table:table-cell office:value-type="string">
            <text:p>Hong-Kong</text:p>
          </table:table-cell>
          <table:table-cell office:value-type="string">
            <text:p>a big city near the South of China</text:p>
          </table:table-cell>
          <table:table-cell office:value-type="string">
            <text:p>Have you ever been to Hong Kong?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taxi</text:p>
          </table:table-cell>
          <table:table-cell office:value-type="string">
            <text:p>tax-i</text:p>
          </table:table-cell>
          <table:table-cell office:value-type="string">
            <text:p>a yellow car that you can ask to take you somewhere</text:p>
          </table:table-cell>
          <table:table-cell office:value-type="string">
            <text:p>We can ride a taxi to the restaurant.</text:p>
          </table:table-cell>
          <table:table-cell/>
        </table:table-row>
        <table:table-row table:style-name="ro1">
          <table:table-cell table:style-name="ce2" office:value-type="float" office:value="82">
            <text:p>82</text:p>
          </table:table-cell>
          <table:table-cell office:value-type="string">
            <text:p>Washington D.C.</text:p>
          </table:table-cell>
          <table:table-cell office:value-type="string">
            <text:p>Wash-ing-ton-D.-C.</text:p>
          </table:table-cell>
          <table:table-cell office:value-type="string">
            <text:p>the capital of the USA</text:p>
          </table:table-cell>
          <table:table-cell office:value-type="string">
            <text:p>Do you know who lives in Washington D.C.?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grocery</text:p>
          </table:table-cell>
          <table:table-cell office:value-type="string">
            <text:p>gro-cer-y</text:p>
          </table:table-cell>
          <table:table-cell office:value-type="string">
            <text:p>food you can cook at home</text:p>
          </table:table-cell>
          <table:table-cell office:value-type="string">
            <text:p>Can you buy milk at the grocery store?</text:p>
          </table:table-cell>
          <table:table-cell/>
        </table:table-row>
        <table:table-row table:style-name="ro1">
          <table:table-cell table:style-name="ce2" office:value-type="float" office:value="83">
            <text:p>83</text:p>
          </table:table-cell>
          <table:table-cell office:value-type="string">
            <text:p>suburb</text:p>
          </table:table-cell>
          <table:table-cell office:value-type="string">
            <text:p>sub-urb</text:p>
          </table:table-cell>
          <table:table-cell office:value-type="string">
            <text:p>smaller cities near a bigger city</text:p>
          </table:table-cell>
          <table:table-cell office:value-type="string">
            <text:p>My parents live in the suburbs.</text:p>
          </table:table-cell>
          <table:table-cell/>
        </table:table-row>
        <table:table-row table:style-name="ro1">
          <table:table-cell table:style-name="ce2" office:value-type="float" office:value="83">
            <text:p>83</text:p>
          </table:table-cell>
          <table:table-cell office:value-type="string">
            <text:p>usually</text:p>
          </table:table-cell>
          <table:table-cell office:value-type="string">
            <text:p>u-su-al-ly</text:p>
          </table:table-cell>
          <table:table-cell office:value-type="string">
            <text:p>normally, most days</text:p>
          </table:table-cell>
          <table:table-cell office:value-type="string">
            <text:p>What time do you usually get up?</text:p>
          </table:table-cell>
          <table:table-cell/>
        </table:table-row>
        <table:table-row table:style-name="ro1">
          <table:table-cell table:style-name="ce2" office:value-type="float" office:value="83">
            <text:p>83</text:p>
          </table:table-cell>
          <table:table-cell office:value-type="string">
            <text:p>weekend</text:p>
          </table:table-cell>
          <table:table-cell office:value-type="string">
            <text:p>week-end</text:p>
          </table:table-cell>
          <table:table-cell office:value-type="string">
            <text:p>Saturday and Sunday</text:p>
          </table:table-cell>
          <table:table-cell office:value-type="string">
            <text:p>What are you going to do this weekend?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language</text:p>
          </table:table-cell>
          <table:table-cell office:value-type="string">
            <text:p>lan-guage</text:p>
          </table:table-cell>
          <table:table-cell office:value-type="string">
            <text:p>a way people can speak to each other</text:p>
          </table:table-cell>
          <table:table-cell office:value-type="string">
            <text:p>How many languages can you speak?</text:p>
          </table:table-cell>
          <table:table-cell/>
        </table:table-row>
        <table:table-row table:style-name="ro1">
          <table:table-cell table:style-name="ce2" office:value-type="float" office:value="84">
            <text:p>84</text:p>
          </table:table-cell>
          <table:table-cell office:value-type="string">
            <text:p>country</text:p>
          </table:table-cell>
          <table:table-cell office:value-type="string">
            <text:p>count-ry</text:p>
          </table:table-cell>
          <table:table-cell office:value-type="string">
            <text:p>a land with a government</text:p>
          </table:table-cell>
          <table:table-cell office:value-type="string">
            <text:p>How many countries have you been to?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string">
            <text:p>truck</text:p>
          </table:table-cell>
          <table:table-cell office:value-type="string">
            <text:p>a big car that can move things</text:p>
          </table:table-cell>
          <table:table-cell office:value-type="string">
            <text:p>The truck drives over the big rock.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string">
            <text:p>clean</text:p>
          </table:table-cell>
          <table:table-cell office:value-type="string">
            <text:p>to make less messy</text:p>
          </table:table-cell>
          <table:table-cell office:value-type="string">
            <text:p>Make sure you clean your desk!</text:p>
          </table:table-cell>
          <table:table-cell/>
        </table:table-row>
        <table:table-row table:style-name="ro1">
          <table:table-cell table:style-name="ce2" office:value-type="float" office:value="87">
            <text:p>87</text:p>
          </table:table-cell>
          <table:table-cell office:value-type="string">
            <text:p>yoga</text:p>
          </table:table-cell>
          <table:table-cell office:value-type="string">
            <text:p>yo-ga</text:p>
          </table:table-cell>
          <table:table-cell office:value-type="string">
            <text:p>an exercise that involves sitting and stretching</text:p>
          </table:table-cell>
          <table:table-cell office:value-type="string">
            <text:p>He does yoga every Saturday at 1:00.</text:p>
          </table:table-cell>
          <table:table-cell/>
        </table:table-row>
        <table:table-row table:style-name="ro1">
          <table:table-cell table:style-name="ce2" office:value-type="float" office:value="87">
            <text:p>87</text:p>
          </table:table-cell>
          <table:table-cell table:number-columns-repeated="2" office:value-type="string">
            <text:p>jog</text:p>
          </table:table-cell>
          <table:table-cell office:value-type="string">
            <text:p>slow run</text:p>
          </table:table-cell>
          <table:table-cell office:value-type="string">
            <text:p>She jogs to school in the morning.</text:p>
          </table:table-cell>
          <table:table-cell/>
        </table:table-row>
        <table:table-row table:style-name="ro1">
          <table:table-cell table:style-name="ce2" office:value-type="float" office:value="87">
            <text:p>87</text:p>
          </table:table-cell>
          <table:table-cell table:number-columns-repeated="2" office:value-type="string">
            <text:p>play (n)</text:p>
          </table:table-cell>
          <table:table-cell office:value-type="string">
            <text:p>when people act in a story on a stage</text:p>
          </table:table-cell>
          <table:table-cell office:value-type="string">
            <text:p>Would you like to see a play with me?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Mexican</text:p>
          </table:table-cell>
          <table:table-cell office:value-type="string">
            <text:p>Mex-i-can</text:p>
          </table:table-cell>
          <table:table-cell office:value-type="string">
            <text:p>regarding things from Mexico</text:p>
          </table:table-cell>
          <table:table-cell office:value-type="string">
            <text:p>They like to watch Mexican movies.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Vietnamese</text:p>
          </table:table-cell>
          <table:table-cell office:value-type="string">
            <text:p>Vi-et-nam-ese</text:p>
          </table:table-cell>
          <table:table-cell office:value-type="string">
            <text:p>regarding things from Vietnam</text:p>
          </table:table-cell>
          <table:table-cell office:value-type="string">
            <text:p>Are therer any good Vietnamese restaurants around here?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athletic</text:p>
          </table:table-cell>
          <table:table-cell office:value-type="string">
            <text:p>ath-let-ic</text:p>
          </table:table-cell>
          <table:table-cell office:value-type="string">
            <text:p>good at sports, about sports</text:p>
          </table:table-cell>
          <table:table-cell office:value-type="string">
            <text:p>My friend is very athletic.</text:p>
          </table:table-cell>
          <table:table-cell/>
        </table:table-row>
        <table:table-row table:style-name="ro1">
          <table:table-cell table:style-name="ce2" office:value-type="float" office:value="90">
            <text:p>90</text:p>
          </table:table-cell>
          <table:table-cell office:value-type="string">
            <text:p>activity</text:p>
          </table:table-cell>
          <table:table-cell office:value-type="string">
            <text:p>ac-tiv-it-y</text:p>
          </table:table-cell>
          <table:table-cell office:value-type="string">
            <text:p>something you can do</text:p>
          </table:table-cell>
          <table:table-cell office:value-type="string">
            <text:p>We can do another activity.</text:p>
          </table:table-cell>
          <table:table-cell/>
        </table:table-row>
        <table:table-row table:style-name="ro1">
          <table:table-cell table:style-name="ce2" office:value-type="float" office:value="90">
            <text:p>90</text:p>
          </table:table-cell>
          <table:table-cell office:value-type="string">
            <text:p>orchestra</text:p>
          </table:table-cell>
          <table:table-cell office:value-type="string">
            <text:p>or-ches-tra</text:p>
          </table:table-cell>
          <table:table-cell office:value-type="string">
            <text:p>many people playing music together</text:p>
          </table:table-cell>
          <table:table-cell office:value-type="string">
            <text:p>How many people are in the orchestra?</text:p>
          </table:table-cell>
          <table:table-cell/>
        </table:table-row>
        <table:table-row table:style-name="ro1">
          <table:table-cell table:style-name="ce2" office:value-type="float" office:value="90">
            <text:p>90</text:p>
          </table:table-cell>
          <table:table-cell office:value-type="string">
            <text:p>baby-sit</text:p>
          </table:table-cell>
          <table:table-cell office:value-type="string">
            <text:p>ba-by-sit</text:p>
          </table:table-cell>
          <table:table-cell office:value-type="string">
            <text:p>to take care of someone's baby</text:p>
          </table:table-cell>
          <table:table-cell office:value-type="string">
            <text:p>We need to find a baby-sitter for Friday night.</text:p>
          </table:table-cell>
          <table:table-cell/>
        </table:table-row>
        <table:table-row table:style-name="ro1">
          <table:table-cell table:style-name="ce2" office:value-type="float" office:value="90">
            <text:p>90</text:p>
          </table:table-cell>
          <table:table-cell office:value-type="string">
            <text:p>karate</text:p>
          </table:table-cell>
          <table:table-cell office:value-type="string">
            <text:p>kar-a-te</text:p>
          </table:table-cell>
          <table:table-cell office:value-type="string">
            <text:p>a way of fighting from Japan</text:p>
          </table:table-cell>
          <table:table-cell office:value-type="string">
            <text:p>Do you know how to do karate?</text:p>
          </table:table-cell>
          <table:table-cell/>
        </table:table-row>
        <table:table-row table:style-name="ro1">
          <table:table-cell table:style-name="ce2" office:value-type="float" office:value="90">
            <text:p>90</text:p>
          </table:table-cell>
          <table:table-cell office:value-type="string">
            <text:p>museum</text:p>
          </table:table-cell>
          <table:table-cell office:value-type="string">
            <text:p>mu-se-um</text:p>
          </table:table-cell>
          <table:table-cell office:value-type="string">
            <text:p>a place where you can see many old things</text:p>
          </table:table-cell>
          <table:table-cell office:value-type="string">
            <text:p>What kind of museum is this?</text:p>
          </table:table-cell>
          <table:table-cell/>
        </table:table-row>
        <table:table-row table:style-name="ro1">
          <table:table-cell table:style-name="ce2" office:value-type="float" office:value="90">
            <text:p>90</text:p>
          </table:table-cell>
          <table:table-cell office:value-type="string">
            <text:p>concert</text:p>
          </table:table-cell>
          <table:table-cell office:value-type="string">
            <text:p>con-cert</text:p>
          </table:table-cell>
          <table:table-cell office:value-type="string">
            <text:p>when you watch other people play music</text:p>
          </table:table-cell>
          <table:table-cell office:value-type="string">
            <text:p>How much are the concert tickets?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tennis</text:p>
          </table:table-cell>
          <table:table-cell office:value-type="string">
            <text:p>ten-nis</text:p>
          </table:table-cell>
          <table:table-cell office:value-type="string">
            <text:p>a game where you hit a ball back and forth</text:p>
          </table:table-cell>
          <table:table-cell office:value-type="string">
            <text:p>We play tennis every weekend.</text:p>
          </table:table-cell>
          <table:table-cell/>
        </table:table-row>
        <table:table-row table:style-name="ro1">
          <table:table-cell table:style-name="ce2" office:value-type="float" office:value="91">
            <text:p>91</text:p>
          </table:table-cell>
          <table:table-cell table:number-columns-repeated="2" office:value-type="string">
            <text:p>choir</text:p>
          </table:table-cell>
          <table:table-cell office:value-type="string">
            <text:p>many people singing together</text:p>
          </table:table-cell>
          <table:table-cell office:value-type="string">
            <text:p>He sings in a choir with his friends.</text:p>
          </table:table-cell>
          <table:table-cell/>
        </table:table-row>
        <table:table-row table:style-name="ro1">
          <table:table-cell table:style-name="ce2" office:value-type="float" office:value="91">
            <text:p>91</text:p>
          </table:table-cell>
          <table:table-cell office:value-type="string">
            <text:p>volleyball</text:p>
          </table:table-cell>
          <table:table-cell office:value-type="string">
            <text:p>vol-ley-ball</text:p>
          </table:table-cell>
          <table:table-cell office:value-type="string">
            <text:p>a game where you hit a big ball over a net</text:p>
          </table:table-cell>
          <table:table-cell office:value-type="string">
            <text:p>Is volleyball difficult to play?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important</text:p>
          </table:table-cell>
          <table:table-cell office:value-type="string">
            <text:p>im-por-tant</text:p>
          </table:table-cell>
          <table:table-cell office:value-type="string">
            <text:p>need to know, need to remember</text:p>
          </table:table-cell>
          <table:table-cell table:number-columns-repeated="2"/>
        </table:table-row>
        <table:table-row table:style-name="ro1">
          <table:table-cell table:style-name="ce2" office:value-type="float" office:value="92">
            <text:p>92</text:p>
          </table:table-cell>
          <table:table-cell office:value-type="string">
            <text:p>during</text:p>
          </table:table-cell>
          <table:table-cell office:value-type="string">
            <text:p>dur-ing</text:p>
          </table:table-cell>
          <table:table-cell office:value-type="string">
            <text:p>at the same time</text:p>
          </table:table-cell>
          <table:table-cell table:number-columns-repeated="2"/>
        </table:table-row>
        <table:table-row table:style-name="ro1">
          <table:table-cell table:style-name="ce2" office:value-type="float" office:value="92">
            <text:p>92</text:p>
          </table:table-cell>
          <table:table-cell office:value-type="string">
            <text:p>alone</text:p>
          </table:table-cell>
          <table:table-cell office:value-type="string">
            <text:p>a-lone</text:p>
          </table:table-cell>
          <table:table-cell office:value-type="string">
            <text:p>only one person, no friends</text:p>
          </table:table-cell>
          <table:table-cell table:number-columns-repeated="2"/>
        </table:table-row>
        <table:table-row table:style-name="ro1">
          <table:table-cell table:style-name="ce2" office:value-type="float" office:value="92">
            <text:p>92</text:p>
          </table:table-cell>
          <table:table-cell office:value-type="string">
            <text:p>garden</text:p>
          </table:table-cell>
          <table:table-cell office:value-type="string">
            <text:p>gar-den</text:p>
          </table:table-cell>
          <table:table-cell office:value-type="string">
            <text:p>a place where you can grow flowers or food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instrument</text:p>
          </table:table-cell>
          <table:table-cell office:value-type="string">
            <text:p>in-stru-ment</text:p>
          </table:table-cell>
          <table:table-cell office:value-type="string">
            <text:p>a tool, a thing that can make music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outgoing</text:p>
          </table:table-cell>
          <table:table-cell office:value-type="string">
            <text:p>out-go-ing</text:p>
          </table:table-cell>
          <table:table-cell office:value-type="string">
            <text:p>friendly, has many friends</text:p>
          </table:table-cell>
          <table:table-cell table:number-columns-repeated="2"/>
        </table:table-row>
        <table:table-row table:style-name="ro1">
          <table:table-cell table:style-name="ce2" office:value-type="float" office:value="94">
            <text:p>94</text:p>
          </table:table-cell>
          <table:table-cell office:value-type="string">
            <text:p>person</text:p>
          </table:table-cell>
          <table:table-cell office:value-type="string">
            <text:p>per-son</text:p>
          </table:table-cell>
          <table:table-cell office:value-type="string">
            <text:p>someone, one "people"</text:p>
          </table:table-cell>
          <table:table-cell table:number-columns-repeated="2"/>
        </table:table-row>
        <table:table-row table:style-name="ro1">
          <table:table-cell table:style-name="ce2" office:value-type="float" office:value="94">
            <text:p>94</text:p>
          </table:table-cell>
          <table:table-cell office:value-type="string">
            <text:p>party</text:p>
          </table:table-cell>
          <table:table-cell office:value-type="string">
            <text:p>part-y</text:p>
          </table:table-cell>
          <table:table-cell office:value-type="string">
            <text:p>when many people have fun together</text:p>
          </table:table-cell>
          <table:table-cell table:number-columns-repeated="2"/>
        </table:table-row>
        <table:table-row table:style-name="ro1">
          <table:table-cell table:style-name="ce2" office:value-type="float" office:value="94">
            <text:p>94</text:p>
          </table:table-cell>
          <table:table-cell table:number-columns-repeated="2" office:value-type="string">
            <text:p>shy</text:p>
          </table:table-cell>
          <table:table-cell office:value-type="string">
            <text:p>doesn't like to talk, scared of people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movie star</text:p>
          </table:table-cell>
          <table:table-cell office:value-type="string">
            <text:p>mo-vie-star</text:p>
          </table:table-cell>
          <table:table-cell office:value-type="string">
            <text:p>a famous person in a movie</text:p>
          </table:table-cell>
          <table:table-cell table:number-columns-repeated="2"/>
        </table:table-row>
        <table:table-row table:style-name="ro1">
          <table:table-cell table:style-name="ce2" office:value-type="float" office:value="95">
            <text:p>95</text:p>
          </table:table-cell>
          <table:table-cell office:value-type="string">
            <text:p>fiction</text:p>
          </table:table-cell>
          <table:table-cell office:value-type="string">
            <text:p>fic-tion</text:p>
          </table:table-cell>
          <table:table-cell office:value-type="string">
            <text:p>not real</text:p>
          </table:table-cell>
          <table:table-cell table:number-columns-repeated="2"/>
        </table:table-row>
        <table:table-row table:style-name="ro1">
          <table:table-cell table:style-name="ce2" office:value-type="float" office:value="95">
            <text:p>95</text:p>
          </table:table-cell>
          <table:table-cell office:value-type="string">
            <text:p>cartoon</text:p>
          </table:table-cell>
          <table:table-cell office:value-type="string">
            <text:p>car-toon</text:p>
          </table:table-cell>
          <table:table-cell office:value-type="string">
            <text:p>drawings that move on TV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string">
            <text:p>golf</text:p>
          </table:table-cell>
          <table:table-cell office:value-type="string">
            <text:p>a game where you hit a small ball into a hole</text:p>
          </table:table-cell>
          <table:table-cell table:number-columns-repeated="2"/>
        </table:table-row>
        <table:table-row table:style-name="ro1">
          <table:table-cell table:style-name="ce2" office:value-type="float" office:value="96">
            <text:p>96</text:p>
          </table:table-cell>
          <table:table-cell table:number-columns-repeated="2" office:value-type="string">
            <text:p>team</text:p>
          </table:table-cell>
          <table:table-cell office:value-type="string">
            <text:p>many people playing a game together</text:p>
          </table:table-cell>
          <table:table-cell table:number-columns-repeated="2"/>
        </table:table-row>
        <table:table-row table:style-name="ro1">
          <table:table-cell table:style-name="ce2" office:value-type="float" office:value="96">
            <text:p>96</text:p>
          </table:table-cell>
          <table:table-cell office:value-type="string">
            <text:p>lesson</text:p>
          </table:table-cell>
          <table:table-cell office:value-type="string">
            <text:p>les-son</text:p>
          </table:table-cell>
          <table:table-cell office:value-type="string">
            <text:p>something you can learn and remember</text:p>
          </table:table-cell>
          <table:table-cell table:number-columns-repeated="2"/>
        </table:table-row>
        <table:table-row table:style-name="ro1">
          <table:table-cell table:style-name="ce2" office:value-type="float" office:value="96">
            <text:p>96</text:p>
          </table:table-cell>
          <table:table-cell office:value-type="string">
            <text:p>hockey</text:p>
          </table:table-cell>
          <table:table-cell office:value-type="string">
            <text:p>hock-ey</text:p>
          </table:table-cell>
          <table:table-cell office:value-type="string">
            <text:p>a game where you skate on ice and hit a puck into a net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common</text:p>
          </table:table-cell>
          <table:table-cell office:value-type="string">
            <text:p>com-mon</text:p>
          </table:table-cell>
          <table:table-cell office:value-type="string">
            <text:p>usual, easy to see every day</text:p>
          </table:table-cell>
          <table:table-cell table:number-columns-repeated="2"/>
        </table:table-row>
        <table:table-row table:style-name="ro1">
          <table:table-cell table:style-name="ce2" office:value-type="float" office:value="97">
            <text:p>97</text:p>
          </table:table-cell>
          <table:table-cell office:value-type="string">
            <text:p>internet</text:p>
          </table:table-cell>
          <table:table-cell office:value-type="string">
            <text:p>in-ter-net</text:p>
          </table:table-cell>
          <table:table-cell office:value-type="string">
            <text:p>many computers connected together</text:p>
          </table:table-cell>
          <table:table-cell table:number-columns-repeated="2"/>
        </table:table-row>
        <table:table-row table:style-name="ro1">
          <table:table-cell table:style-name="ce2" office:value-type="float" office:value="97">
            <text:p>97</text:p>
          </table:table-cell>
          <table:table-cell table:number-columns-repeated="2" office:value-type="string">
            <text:p>dressed</text:p>
          </table:table-cell>
          <table:table-cell office:value-type="string">
            <text:p>to put on clothes to start the day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active</text:p>
          </table:table-cell>
          <table:table-cell office:value-type="string">
            <text:p>ac-tive</text:p>
          </table:table-cell>
          <table:table-cell office:value-type="string">
            <text:p>likes to do many things</text:p>
          </table:table-cell>
          <table:table-cell table:number-columns-repeated="2"/>
        </table:table-row>
        <table:table-row table:style-name="ro2">
          <table:table-cell table:style-name="ce2" office:value-type="float" office:value="98">
            <text:p>98</text:p>
          </table:table-cell>
          <table:table-cell table:number-columns-repeated="2" office:value-type="string">
            <text:p>jazz</text:p>
          </table:table-cell>
          <table:table-cell office:value-type="string">
            <text:p>music that involves many horns and old instruments for dancing</text:p>
          </table:table-cell>
          <table:table-cell table:number-columns-repeated="2"/>
        </table:table-row>
        <table:table-row table:style-name="ro1">
          <table:table-cell table:style-name="ce2" office:value-type="float" office:value="98">
            <text:p>98</text:p>
          </table:table-cell>
          <table:table-cell office:value-type="string">
            <text:p>novel</text:p>
          </table:table-cell>
          <table:table-cell office:value-type="string">
            <text:p>nov-el</text:p>
          </table:table-cell>
          <table:table-cell office:value-type="string">
            <text:p>a story book</text:p>
          </table:table-cell>
          <table:table-cell table:number-columns-repeated="2"/>
        </table:table-row>
        <table:table-row table:style-name="ro3">
          <table:table-cell table:style-name="ce2" office:value-type="float" office:value="98">
            <text:p>98</text:p>
          </table:table-cell>
          <table:table-cell office:value-type="string">
            <text:p>poetry</text:p>
          </table:table-cell>
          <table:table-cell office:value-type="string">
            <text:p>po-et-ry</text:p>
          </table:table-cell>
          <table:table-cell office:value-type="string">
            <text:p>pretty words that tell a story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morning</text:p>
          </table:table-cell>
          <table:table-cell office:value-type="string">
            <text:p>mor-ning</text:p>
          </table:table-cell>
          <table:table-cell office:value-type="string">
            <text:p>the early part of the day, before noon</text:p>
          </table:table-cell>
          <table:table-cell table:number-columns-repeated="2"/>
        </table:table-row>
        <table:table-row table:style-name="ro1">
          <table:table-cell table:style-name="ce2" office:value-type="float" office:value="99">
            <text:p>99</text:p>
          </table:table-cell>
          <table:table-cell office:value-type="string">
            <text:p>afternoon</text:p>
          </table:table-cell>
          <table:table-cell office:value-type="string">
            <text:p>af-ter-noon</text:p>
          </table:table-cell>
          <table:table-cell office:value-type="string">
            <text:p>after lunch time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boyfriend</text:p>
          </table:table-cell>
          <table:table-cell office:value-type="string">
            <text:p>boy-friend</text:p>
          </table:table-cell>
          <table:table-cell office:value-type="string">
            <text:p>a boy that someone likes and is dating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rarely</text:p>
          </table:table-cell>
          <table:table-cell office:value-type="string">
            <text:p>rare-ly</text:p>
          </table:table-cell>
          <table:table-cell office:value-type="string">
            <text:p>almost never</text:p>
          </table:table-cell>
          <table:table-cell table:number-columns-repeated="2"/>
        </table:table-row>
        <table:table-row table:style-name="ro1">
          <table:table-cell table:style-name="ce2" office:value-type="float" office:value="101">
            <text:p>101</text:p>
          </table:table-cell>
          <table:table-cell office:value-type="string">
            <text:p>sometimes</text:p>
          </table:table-cell>
          <table:table-cell office:value-type="string">
            <text:p>some-times</text:p>
          </table:table-cell>
          <table:table-cell office:value-type="string">
            <text:p>more than rarely but not usually</text:p>
          </table:table-cell>
          <table:table-cell table:number-columns-repeated="2"/>
        </table:table-row>
        <table:table-row table:style-name="ro1">
          <table:table-cell table:style-name="ce2" office:value-type="float" office:value="101">
            <text:p>101</text:p>
          </table:table-cell>
          <table:table-cell office:value-type="string">
            <text:p>never</text:p>
          </table:table-cell>
          <table:table-cell office:value-type="string">
            <text:p>nev-er</text:p>
          </table:table-cell>
          <table:table-cell office:value-type="string">
            <text:p>no times, opposite of always</text:p>
          </table:table-cell>
          <table:table-cell table:number-columns-repeated="2"/>
        </table:table-row>
        <table:table-row table:style-name="ro1">
          <table:table-cell table:style-name="ce2" office:value-type="float" office:value="101">
            <text:p>101</text:p>
          </table:table-cell>
          <table:table-cell office:value-type="string">
            <text:p>evening</text:p>
          </table:table-cell>
          <table:table-cell office:value-type="string">
            <text:p>eve-ning</text:p>
          </table:table-cell>
          <table:table-cell office:value-type="string">
            <text:p>when it's starting to get dark outside, before night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elevator</text:p>
          </table:table-cell>
          <table:table-cell office:value-type="string">
            <text:p>el-e-va-tor</text:p>
          </table:table-cell>
          <table:table-cell office:value-type="string">
            <text:p>a small room that goes up and down</text:p>
          </table:table-cell>
          <table:table-cell table:number-columns-repeated="2"/>
        </table:table-row>
        <table:table-row table:style-name="ro1">
          <table:table-cell table:style-name="ce2" office:value-type="float" office:value="102">
            <text:p>102</text:p>
          </table:table-cell>
          <table:table-cell office:value-type="string">
            <text:p>escalator</text:p>
          </table:table-cell>
          <table:table-cell office:value-type="string">
            <text:p>es-cal-a-tor</text:p>
          </table:table-cell>
          <table:table-cell office:value-type="string">
            <text:p>stairs that move up or down</text:p>
          </table:table-cell>
          <table:table-cell table:number-columns-repeated="2"/>
        </table:table-row>
        <table:table-row table:style-name="ro1">
          <table:table-cell table:style-name="ce2" office:value-type="float" office:value="102">
            <text:p>102</text:p>
          </table:table-cell>
          <table:table-cell table:number-columns-repeated="2" office:value-type="string">
            <text:p>straight</text:p>
          </table:table-cell>
          <table:table-cell office:value-type="string">
            <text:p>not turning, no curves</text:p>
          </table:table-cell>
          <table:table-cell table:number-columns-repeated="2"/>
        </table:table-row>
        <table:table-row table:style-name="ro1">
          <table:table-cell table:style-name="ce2" office:value-type="float" office:value="102">
            <text:p>102</text:p>
          </table:table-cell>
          <table:table-cell office:value-type="string">
            <text:p>motorcycle</text:p>
          </table:table-cell>
          <table:table-cell office:value-type="string">
            <text:p>mo-tor-cy-cle</text:p>
          </table:table-cell>
          <table:table-cell office:value-type="string">
            <text:p>a bike that uses gas to drive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curly</text:p>
          </table:table-cell>
          <table:table-cell office:value-type="string">
            <text:p>cur-ly</text:p>
          </table:table-cell>
          <table:table-cell office:value-type="string">
            <text:p>making a circle</text:p>
          </table:table-cell>
          <table:table-cell table:number-columns-repeated="2"/>
        </table:table-row>
        <table:table-row table:style-name="ro1">
          <table:table-cell table:style-name="ce2" office:value-type="float" office:value="103">
            <text:p>103</text:p>
          </table:table-cell>
          <table:table-cell office:value-type="string">
            <text:p>journalist</text:p>
          </table:table-cell>
          <table:table-cell office:value-type="string">
            <text:p>jour-nal-ist</text:p>
          </table:table-cell>
          <table:table-cell office:value-type="string">
            <text:p>a person who works for a newspaper</text:p>
          </table:table-cell>
          <table:table-cell table:number-columns-repeated="2"/>
        </table:table-row>
        <table:table-row table:style-name="ro1">
          <table:table-cell table:style-name="ce2" office:value-type="float" office:value="103">
            <text:p>103</text:p>
          </table:table-cell>
          <table:table-cell office:value-type="string">
            <text:p>member</text:p>
          </table:table-cell>
          <table:table-cell office:value-type="string">
            <text:p>mem-ber</text:p>
          </table:table-cell>
          <table:table-cell office:value-type="string">
            <text:p>someone who is part of a group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lucky</text:p>
          </table:table-cell>
          <table:table-cell office:value-type="string">
            <text:p>luck-y</text:p>
          </table:table-cell>
          <table:table-cell office:value-type="string">
            <text:p>when good things happen to you</text:p>
          </table:table-cell>
          <table:table-cell table:number-columns-repeated="2"/>
        </table:table-row>
        <table:table-row table:style-name="ro1">
          <table:table-cell table:style-name="ce2" office:value-type="float" office:value="104">
            <text:p>104</text:p>
          </table:table-cell>
          <table:table-cell office:value-type="string">
            <text:p>scientist</text:p>
          </table:table-cell>
          <table:table-cell office:value-type="string">
            <text:p>sci-en-tist</text:p>
          </table:table-cell>
          <table:table-cell office:value-type="string">
            <text:p>a person who studies the world</text:p>
          </table:table-cell>
          <table:table-cell table:number-columns-repeated="2"/>
        </table:table-row>
        <table:table-row table:style-name="ro1">
          <table:table-cell table:style-name="ce2" office:value-type="float" office:value="104">
            <text:p>104</text:p>
          </table:table-cell>
          <table:table-cell office:value-type="string">
            <text:p>travel</text:p>
          </table:table-cell>
          <table:table-cell office:value-type="string">
            <text:p>trav-el</text:p>
          </table:table-cell>
          <table:table-cell office:value-type="string">
            <text:p>to go to another country or city</text:p>
          </table:table-cell>
          <table:table-cell table:number-columns-repeated="2"/>
        </table:table-row>
        <table:table-row table:style-name="ro1">
          <table:table-cell table:style-name="ce2" office:value-type="float" office:value="104">
            <text:p>104</text:p>
          </table:table-cell>
          <table:table-cell table:number-columns-repeated="2" office:value-type="string">
            <text:p>world</text:p>
          </table:table-cell>
          <table:table-cell office:value-type="string">
            <text:p>all places on Earth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television</text:p>
          </table:table-cell>
          <table:table-cell office:value-type="string">
            <text:p>tel-e-vis-ion</text:p>
          </table:table-cell>
          <table:table-cell office:value-type="string">
            <text:p>TV</text:p>
          </table:table-cell>
          <table:table-cell table:number-columns-repeated="2"/>
        </table:table-row>
        <table:table-row table:style-name="ro1">
          <table:table-cell table:style-name="ce2" office:value-type="float" office:value="105">
            <text:p>105</text:p>
          </table:table-cell>
          <table:table-cell office:value-type="string">
            <text:p>computer</text:p>
          </table:table-cell>
          <table:table-cell office:value-type="string">
            <text:p>com-pu-ter</text:p>
          </table:table-cell>
          <table:table-cell office:value-type="string">
            <text:p>a machine that can connect to the internet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often</text:p>
          </table:table-cell>
          <table:table-cell office:value-type="string">
            <text:p>of-ten</text:p>
          </table:table-cell>
          <table:table-cell office:value-type="string">
            <text:p>usually, many times</text:p>
          </table:table-cell>
          <table:table-cell table:number-columns-repeated="2"/>
        </table:table-row>
        <table:table-row table:style-name="ro1">
          <table:table-cell table:style-name="ce2" office:value-type="float" office:value="106">
            <text:p>106</text:p>
          </table:table-cell>
          <table:table-cell office:value-type="string">
            <text:p>library</text:p>
          </table:table-cell>
          <table:table-cell office:value-type="string">
            <text:p>li-brar-y</text:p>
          </table:table-cell>
          <table:table-cell office:value-type="string">
            <text:p>a place with many books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thirsty</text:p>
          </table:table-cell>
          <table:table-cell office:value-type="string">
            <text:p>thirst-y</text:p>
          </table:table-cell>
          <table:table-cell office:value-type="string">
            <text:p>needs water</text:p>
          </table:table-cell>
          <table:table-cell table:number-columns-repeated="2"/>
        </table:table-row>
        <table:table-row table:style-name="ro1">
          <table:table-cell table:style-name="ce2" office:value-type="float" office:value="107">
            <text:p>107</text:p>
          </table:table-cell>
          <table:table-cell office:value-type="string">
            <text:p>nervous</text:p>
          </table:table-cell>
          <table:table-cell office:value-type="string">
            <text:p>ner-vous</text:p>
          </table:table-cell>
          <table:table-cell office:value-type="string">
            <text:p>scared of something that will happen</text:p>
          </table:table-cell>
          <table:table-cell table:number-columns-repeated="2"/>
        </table:table-row>
        <table:table-row table:style-name="ro1">
          <table:table-cell table:style-name="ce2" office:value-type="float" office:value="107">
            <text:p>107</text:p>
          </table:table-cell>
          <table:table-cell table:number-columns-repeated="2" office:value-type="string">
            <text:p>scared</text:p>
          </table:table-cell>
          <table:table-cell office:value-type="string">
            <text:p>afraid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number-columns-repeated="2" office:value-type="string">
            <text:p>smile</text:p>
          </table:table-cell>
          <table:table-cell office:value-type="string">
            <text:p>the shape your mouth makes when you're happy</text:p>
          </table:table-cell>
          <table:table-cell table:number-columns-repeated="2"/>
        </table:table-row>
        <table:table-row table:style-name="ro1">
          <table:table-cell table:style-name="ce2" office:value-type="float" office:value="108">
            <text:p>108</text:p>
          </table:table-cell>
          <table:table-cell office:value-type="string">
            <text:p>shiver</text:p>
          </table:table-cell>
          <table:table-cell office:value-type="string">
            <text:p>shiv-er</text:p>
          </table:table-cell>
          <table:table-cell office:value-type="string">
            <text:p>to shake when you are cold or scared</text:p>
          </table:table-cell>
          <table:table-cell table:number-columns-repeated="2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perspire</text:p>
          </table:table-cell>
          <table:table-cell office:value-type="string">
            <text:p>per-spire</text:p>
          </table:table-cell>
          <table:table-cell office:value-type="string">
            <text:p>to sweat, when water comes out of your body when you are hot or scared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string">
            <text:p>blush</text:p>
          </table:table-cell>
          <table:table-cell office:value-type="string">
            <text:p>when your face turns red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embarrassed</text:p>
          </table:table-cell>
          <table:table-cell office:value-type="string">
            <text:p>em-bar-rassed</text:p>
          </table:table-cell>
          <table:table-cell office:value-type="string">
            <text:p>to make a mistake and everyone sees it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string">
            <text:p>yawn</text:p>
          </table:table-cell>
          <table:table-cell office:value-type="string">
            <text:p>to open your mouth when you are tired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cover</text:p>
          </table:table-cell>
          <table:table-cell office:value-type="string">
            <text:p>cov-er</text:p>
          </table:table-cell>
          <table:table-cell office:value-type="string">
            <text:p>to make it so people can't see something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string">
            <text:p>nails</text:p>
          </table:table-cell>
          <table:table-cell office:value-type="string">
            <text:p>the hard part at the end of your finger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dishes</text:p>
          </table:table-cell>
          <table:table-cell office:value-type="string">
            <text:p>dish-es</text:p>
          </table:table-cell>
          <table:table-cell office:value-type="string">
            <text:p>dirty plates and cups that need to be washed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bathtub</text:p>
          </table:table-cell>
          <table:table-cell office:value-type="string">
            <text:p>bath-tub</text:p>
          </table:table-cell>
          <table:table-cell office:value-type="string">
            <text:p>a tub where you can clean yourself in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number-columns-repeated="2" office:value-type="string">
            <text:p>lamp</text:p>
          </table:table-cell>
          <table:table-cell office:value-type="string">
            <text:p>a light that stands on the ground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flashlight</text:p>
          </table:table-cell>
          <table:table-cell office:value-type="string">
            <text:p>flash-light</text:p>
          </table:table-cell>
          <table:table-cell office:value-type="string">
            <text:p>a light you can hold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number-columns-repeated="2" office:value-type="string">
            <text:p>sweep</text:p>
          </table:table-cell>
          <table:table-cell office:value-type="string">
            <text:p>to use a broom to clean the floor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carpet</text:p>
          </table:table-cell>
          <table:table-cell office:value-type="string">
            <text:p>car-pet</text:p>
          </table:table-cell>
          <table:table-cell office:value-type="string">
            <text:p>a cover for the floor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number-columns-repeated="2" office:value-type="string">
            <text:p>staff</text:p>
          </table:table-cell>
          <table:table-cell office:value-type="string">
            <text:p>people who work at a place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employee</text:p>
          </table:table-cell>
          <table:table-cell office:value-type="string">
            <text:p>em-ploy-ee</text:p>
          </table:table-cell>
          <table:table-cell office:value-type="string">
            <text:p>a person who works at a place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unfortunate</text:p>
          </table:table-cell>
          <table:table-cell office:value-type="string">
            <text:p>un-for-tu-nate</text:p>
          </table:table-cell>
          <table:table-cell office:value-type="string">
            <text:p>not good, sad, bad luck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number-columns-repeated="2" office:value-type="string">
            <text:p>job</text:p>
          </table:table-cell>
          <table:table-cell office:value-type="string">
            <text:p>work, something you do for money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number-columns-repeated="2" office:value-type="string">
            <text:p>type</text:p>
          </table:table-cell>
          <table:table-cell office:value-type="string">
            <text:p>to use a computer to make words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secretary</text:p>
          </table:table-cell>
          <table:table-cell office:value-type="string">
            <text:p>sec-ret-ary</text:p>
          </table:table-cell>
          <table:table-cell office:value-type="string">
            <text:p>a person who works at an office to help the boss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string">
            <text:p>rush</text:p>
          </table:table-cell>
          <table:table-cell office:value-type="string">
            <text:p>to go faster, to try to complete quickly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deliver</text:p>
          </table:table-cell>
          <table:table-cell office:value-type="string">
            <text:p>de-liv-er</text:p>
          </table:table-cell>
          <table:table-cell office:value-type="string">
            <text:p>to bring something to someone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traffic</text:p>
          </table:table-cell>
          <table:table-cell office:value-type="string">
            <text:p>traf-fic</text:p>
          </table:table-cell>
          <table:table-cell office:value-type="string">
            <text:p>many cars on the road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number-columns-repeated="2" office:value-type="string">
            <text:p>bite</text:p>
          </table:table-cell>
          <table:table-cell office:value-type="string">
            <text:p>to use your teeth to eat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number-columns-repeated="2" office:value-type="string">
            <text:p>shout</text:p>
          </table:table-cell>
          <table:table-cell office:value-type="string">
            <text:p>to make a loud noise from your mouth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number-columns-repeated="2" office:value-type="string">
            <text:p>hour</text:p>
          </table:table-cell>
          <table:table-cell office:value-type="string">
            <text:p>60 minutes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subway</text:p>
          </table:table-cell>
          <table:table-cell office:value-type="string">
            <text:p>sub-way</text:p>
          </table:table-cell>
          <table:table-cell office:value-type="string">
            <text:p>underground train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result</text:p>
          </table:table-cell>
          <table:table-cell office:value-type="string">
            <text:p>re-sult</text:p>
          </table:table-cell>
          <table:table-cell office:value-type="string">
            <text:p>something that happens after you do something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highway</text:p>
          </table:table-cell>
          <table:table-cell office:value-type="string">
            <text:p>high-way</text:p>
          </table:table-cell>
          <table:table-cell office:value-type="string">
            <text:p>a big street with many cars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license</text:p>
          </table:table-cell>
          <table:table-cell office:value-type="string">
            <text:p>li-cense</text:p>
          </table:table-cell>
          <table:table-cell office:value-type="string">
            <text:p>a card that allows you to do something like drive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scooter</text:p>
          </table:table-cell>
          <table:table-cell office:value-type="string">
            <text:p>scoot-er</text:p>
          </table:table-cell>
          <table:table-cell office:value-type="string">
            <text:p>a motorbike with two wheels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construction</text:p>
          </table:table-cell>
          <table:table-cell office:value-type="string">
            <text:p>con-struc-tion</text:p>
          </table:table-cell>
          <table:table-cell office:value-type="string">
            <text:p>talking about building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mechanic</text:p>
          </table:table-cell>
          <table:table-cell office:value-type="string">
            <text:p>mech-an-ic</text:p>
          </table:table-cell>
          <table:table-cell office:value-type="string">
            <text:p>a person who fixes cars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superintendent</text:p>
          </table:table-cell>
          <table:table-cell office:value-type="string">
            <text:p>su-per-in-ten-dent</text:p>
          </table:table-cell>
          <table:table-cell office:value-type="string">
            <text:p>a person who takes care of a business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number-columns-repeated="2" office:value-type="string">
            <text:p>ski</text:p>
          </table:table-cell>
          <table:table-cell office:value-type="string">
            <text:p>to slide on snow on two sticks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number-columns-repeated="2" office:value-type="string">
            <text:p>cash</text:p>
          </table:table-cell>
          <table:table-cell office:value-type="string">
            <text:p>money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number-columns-repeated="2" office:value-type="string">
            <text:p>skate</text:p>
          </table:table-cell>
          <table:table-cell office:value-type="string">
            <text:p>to slide on ice on two special shoes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number-columns-repeated="2" office:value-type="string">
            <text:p>bake</text:p>
          </table:table-cell>
          <table:table-cell office:value-type="string">
            <text:p>to cook in an oven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number-columns-repeated="2" office:value-type="string">
            <text:p>act</text:p>
          </table:table-cell>
          <table:table-cell office:value-type="string">
            <text:p>to pretend in a movie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reception</text:p>
          </table:table-cell>
          <table:table-cell office:value-type="string">
            <text:p>re-cep-tion</text:p>
          </table:table-cell>
          <table:table-cell office:value-type="string">
            <text:p>the front desk of a business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business</text:p>
          </table:table-cell>
          <table:table-cell office:value-type="string">
            <text:p>busi-ness</text:p>
          </table:table-cell>
          <table:table-cell office:value-type="string">
            <text:p>a place where people try to make money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repair</text:p>
          </table:table-cell>
          <table:table-cell office:value-type="string">
            <text:p>re-pair</text:p>
          </table:table-cell>
          <table:table-cell office:value-type="string">
            <text:p>to fix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number-columns-repeated="2" office:value-type="string">
            <text:p>tool</text:p>
          </table:table-cell>
          <table:table-cell office:value-type="string">
            <text:p>something you can use to do work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number-columns-repeated="2" office:value-type="string">
            <text:p>list</text:p>
          </table:table-cell>
          <table:table-cell office:value-type="string">
            <text:p>words on a paper that are numbered 1, 2, 3,...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depressed</text:p>
          </table:table-cell>
          <table:table-cell office:value-type="string">
            <text:p>de-pressed</text:p>
          </table:table-cell>
          <table:table-cell office:value-type="string">
            <text:p>very sad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movie</text:p>
          </table:table-cell>
          <table:table-cell office:value-type="string">
            <text:p>mo-vie</text:p>
          </table:table-cell>
          <table:table-cell office:value-type="string">
            <text:p>pictures on a TV that tell a story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invite</text:p>
          </table:table-cell>
          <table:table-cell office:value-type="string">
            <text:p>in-vite</text:p>
          </table:table-cell>
          <table:table-cell office:value-type="string">
            <text:p>to ask someone to come with you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apologize</text:p>
          </table:table-cell>
          <table:table-cell office:value-type="string">
            <text:p>ap-ol-o-gize</text:p>
          </table:table-cell>
          <table:table-cell office:value-type="string">
            <text:p>to say sorry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bowling</text:p>
          </table:table-cell>
          <table:table-cell office:value-type="string">
            <text:p>bowl-ing</text:p>
          </table:table-cell>
          <table:table-cell office:value-type="string">
            <text:p>a game where you use a ball to knock down 10 pins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apply</text:p>
          </table:table-cell>
          <table:table-cell office:value-type="string">
            <text:p>ap-ply</text:p>
          </table:table-cell>
          <table:table-cell office:value-type="string">
            <text:p>to ask a business if you can work for them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number-columns-repeated="2" office:value-type="string">
            <text:p>form</text:p>
          </table:table-cell>
          <table:table-cell office:value-type="string">
            <text:p>a paper that you need to write at the doctor or other place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downtown</text:p>
          </table:table-cell>
          <table:table-cell office:value-type="string">
            <text:p>down-town</text:p>
          </table:table-cell>
          <table:table-cell office:value-type="string">
            <text:p>the middle part of a city with many buildings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number-columns-repeated="2" office:value-type="string">
            <text:p>ink</text:p>
          </table:table-cell>
          <table:table-cell office:value-type="string">
            <text:p>colored water in a pen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number-columns-repeated="2" office:value-type="string">
            <text:p>line</text:p>
          </table:table-cell>
          <table:table-cell office:value-type="string">
            <text:p>a thin stripe with a start and a finish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crowded</text:p>
          </table:table-cell>
          <table:table-cell office:value-type="string">
            <text:p>crowd-ed</text:p>
          </table:table-cell>
          <table:table-cell office:value-type="string">
            <text:p>many people in one place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photograph</text:p>
          </table:table-cell>
          <table:table-cell office:value-type="string">
            <text:p>pho-to-graph</text:p>
          </table:table-cell>
          <table:table-cell office:value-type="string">
            <text:p>a picture from a camera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attach</text:p>
          </table:table-cell>
          <table:table-cell office:value-type="string">
            <text:p>at-tach</text:p>
          </table:table-cell>
          <table:table-cell office:value-type="string">
            <text:p>to put together, to stick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order</text:p>
          </table:table-cell>
          <table:table-cell office:value-type="string">
            <text:p>or-der</text:p>
          </table:table-cell>
          <table:table-cell office:value-type="string">
            <text:p>to ask for food at a restaurant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string">
            <text:p>truck</text:p>
          </table:table-cell>
          <table:table-cell office:value-type="string">
            <text:p>a big car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string">
            <text:p>stove</text:p>
          </table:table-cell>
          <table:table-cell office:value-type="string">
            <text:p>a table that you can cook on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string">
            <text:p>lock</text:p>
          </table:table-cell>
          <table:table-cell office:value-type="string">
            <text:p>a way to close a door which you need a key to open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future</text:p>
          </table:table-cell>
          <table:table-cell office:value-type="string">
            <text:p>fu-ture</text:p>
          </table:table-cell>
          <table:table-cell office:value-type="string">
            <text:p>after today, after now, tomorrow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number-columns-repeated="2" office:value-type="string">
            <text:p>spring</text:p>
          </table:table-cell>
          <table:table-cell office:value-type="string">
            <text:p>the season where many flowers start to grow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summer</text:p>
          </table:table-cell>
          <table:table-cell office:value-type="string">
            <text:p>sum-mer</text:p>
          </table:table-cell>
          <table:table-cell office:value-type="string">
            <text:p>the hottest time of the year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autumn</text:p>
          </table:table-cell>
          <table:table-cell office:value-type="string">
            <text:p>au-tumn</text:p>
          </table:table-cell>
          <table:table-cell office:value-type="string">
            <text:p>the season when all the leaves change color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winter</text:p>
          </table:table-cell>
          <table:table-cell office:value-type="string">
            <text:p>win-ter</text:p>
          </table:table-cell>
          <table:table-cell office:value-type="string">
            <text:p>the coldest time of the year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number-columns-repeated="2" office:value-type="string">
            <text:p>beach</text:p>
          </table:table-cell>
          <table:table-cell office:value-type="string">
            <text:p>a sandy place near the ocean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tonight</text:p>
          </table:table-cell>
          <table:table-cell office:value-type="string">
            <text:p>to-night</text:p>
          </table:table-cell>
          <table:table-cell office:value-type="string">
            <text:p>today night, at night today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immediately</text:p>
          </table:table-cell>
          <table:table-cell office:value-type="string">
            <text:p>im-me-di-ate-ly</text:p>
          </table:table-cell>
          <table:table-cell office:value-type="string">
            <text:p>right now, right away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doorbell</text:p>
          </table:table-cell>
          <table:table-cell office:value-type="string">
            <text:p>door-bell</text:p>
          </table:table-cell>
          <table:table-cell office:value-type="string">
            <text:p>a button you can press at the door of a house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plumber</text:p>
          </table:table-cell>
          <table:table-cell office:value-type="string">
            <text:p>plumb-er</text:p>
          </table:table-cell>
          <table:table-cell office:value-type="string">
            <text:p>a person who fixes water pipes and toilets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arage</text:p>
          </table:table-cell>
          <table:table-cell office:value-type="string">
            <text:p>gar-age</text:p>
          </table:table-cell>
          <table:table-cell office:value-type="string">
            <text:p>a car's house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number-columns-repeated="2" office:value-type="string">
            <text:p>iron (v)</text:p>
          </table:table-cell>
          <table:table-cell office:value-type="string">
            <text:p>to make clothes look smoother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celebrate</text:p>
          </table:table-cell>
          <table:table-cell office:value-type="string">
            <text:p>cel-e-brate</text:p>
          </table:table-cell>
          <table:table-cell office:value-type="string">
            <text:p>to party, to be happy together for the same reason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holiday</text:p>
          </table:table-cell>
          <table:table-cell office:value-type="string">
            <text:p>hol-i-day</text:p>
          </table:table-cell>
          <table:table-cell office:value-type="string">
            <text:p>a day to celebrate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entire</text:p>
          </table:table-cell>
          <table:table-cell office:value-type="string">
            <text:p>en-tire</text:p>
          </table:table-cell>
          <table:table-cell office:value-type="string">
            <text:p>all, 100%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high school</text:p>
          </table:table-cell>
          <table:table-cell office:value-type="string">
            <text:p>high-school</text:p>
          </table:table-cell>
          <table:table-cell office:value-type="string">
            <text:p>a school where big kids go, before university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college</text:p>
          </table:table-cell>
          <table:table-cell office:value-type="string">
            <text:p>col-lege</text:p>
          </table:table-cell>
          <table:table-cell office:value-type="string">
            <text:p>university, a school where adults go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number-columns-repeated="2" office:value-type="string">
            <text:p>used</text:p>
          </table:table-cell>
          <table:table-cell office:value-type="string">
            <text:p>someone already owned it and wants to sell it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forecast</text:p>
          </table:table-cell>
          <table:table-cell office:value-type="string">
            <text:p>fore-cast</text:p>
          </table:table-cell>
          <table:table-cell office:value-type="string">
            <text:p>to try to guess what the weather will do in the future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picnic</text:p>
          </table:table-cell>
          <table:table-cell office:value-type="string">
            <text:p>pic-nic</text:p>
          </table:table-cell>
          <table:table-cell office:value-type="string">
            <text:p>to eat outside at the park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foggy</text:p>
          </table:table-cell>
          <table:table-cell office:value-type="string">
            <text:p>fog-gy</text:p>
          </table:table-cell>
          <table:table-cell office:value-type="string">
            <text:p>when you can't see because there is a cloud on the ground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number-columns-repeated="2" office:value-type="string">
            <text:p>clear</text:p>
          </table:table-cell>
          <table:table-cell office:value-type="string">
            <text:p>not dirty, no fog, easy to see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number-columns-repeated="2" office:value-type="string">
            <text:p>half</text:p>
          </table:table-cell>
          <table:table-cell office:value-type="string">
            <text:p>50%, one out of two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number-columns-repeated="2" office:value-type="string">
            <text:p>past</text:p>
          </table:table-cell>
          <table:table-cell office:value-type="string">
            <text:p>before now, yesterday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quarter</text:p>
          </table:table-cell>
          <table:table-cell office:value-type="string">
            <text:p>quar-ter</text:p>
          </table:table-cell>
          <table:table-cell office:value-type="string">
            <text:p>25%, one out of four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begin</text:p>
          </table:table-cell>
          <table:table-cell office:value-type="string">
            <text:p>be-gin</text:p>
          </table:table-cell>
          <table:table-cell office:value-type="string">
            <text:p>to start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number-columns-repeated="2" office:value-type="string">
            <text:p>shave</text:p>
          </table:table-cell>
          <table:table-cell office:value-type="string">
            <text:p>to cut all the hair off with a knife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hurry</text:p>
          </table:table-cell>
          <table:table-cell office:value-type="string">
            <text:p>hur-ry</text:p>
          </table:table-cell>
          <table:table-cell office:value-type="string">
            <text:p>to go faster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shower</text:p>
          </table:table-cell>
          <table:table-cell office:value-type="string">
            <text:p>show-er</text:p>
          </table:table-cell>
          <table:table-cell office:value-type="string">
            <text:p>to clean your whole body with water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suitcase</text:p>
          </table:table-cell>
          <table:table-cell office:value-type="string">
            <text:p>suit-case</text:p>
          </table:table-cell>
          <table:table-cell office:value-type="string">
            <text:p>a box that you take on vacation to hold your clothes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fortune</text:p>
          </table:table-cell>
          <table:table-cell office:value-type="string">
            <text:p>for-tune</text:p>
          </table:table-cell>
          <table:table-cell office:value-type="string">
            <text:p>to try to guess what will happen in a person's future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wonder</text:p>
          </table:table-cell>
          <table:table-cell office:value-type="string">
            <text:p>won-der</text:p>
          </table:table-cell>
          <table:table-cell office:value-type="string">
            <text:p>to think about things that you don't know the answer to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number-columns-repeated="2" office:value-type="string">
            <text:p>life</text:p>
          </table:table-cell>
          <table:table-cell office:value-type="string">
            <text:p>living, to be alive, how you feel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number-columns-repeated="2" office:value-type="string">
            <text:p>cold (sick)</text:p>
          </table:table-cell>
          <table:table-cell office:value-type="string">
            <text:p>a little sick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number-columns-repeated="2" office:value-type="string">
            <text:p>move (house)</text:p>
          </table:table-cell>
          <table:table-cell office:value-type="string">
            <text:p>to go to live in a new house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number-columns-repeated="2" office:value-type="string">
            <text:p>fire (job)</text:p>
          </table:table-cell>
          <table:table-cell office:value-type="string">
            <text:p>when the boss tells you to not come back to a job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salary</text:p>
          </table:table-cell>
          <table:table-cell office:value-type="string">
            <text:p>sal-ar-y</text:p>
          </table:table-cell>
          <table:table-cell office:value-type="string">
            <text:p>how much money you can make at a job every year or month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accident</text:p>
          </table:table-cell>
          <table:table-cell office:value-type="string">
            <text:p>ac-ci-dent</text:p>
          </table:table-cell>
          <table:table-cell office:value-type="string">
            <text:p>a bad thing that you did but didn't want to happen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million</text:p>
          </table:table-cell>
          <table:table-cell office:value-type="string">
            <text:p>mil-li-on</text:p>
          </table:table-cell>
          <table:table-cell office:value-type="string">
            <text:p>thousand thousand, 1000000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believe</text:p>
          </table:table-cell>
          <table:table-cell office:value-type="string">
            <text:p>be-lieve</text:p>
          </table:table-cell>
          <table:table-cell office:value-type="string">
            <text:p>to think something is true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wonderful</text:p>
          </table:table-cell>
          <table:table-cell office:value-type="string">
            <text:p>won-der-ful</text:p>
          </table:table-cell>
          <table:table-cell office:value-type="string">
            <text:p>very good, happy, great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correct</text:p>
          </table:table-cell>
          <table:table-cell office:value-type="string">
            <text:p>cor-rect</text:p>
          </table:table-cell>
          <table:table-cell office:value-type="string">
            <text:p>right, not wrong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time zone</text:p>
          </table:table-cell>
          <table:table-cell office:value-type="string">
            <text:p>time-zone</text:p>
          </table:table-cell>
          <table:table-cell office:value-type="string">
            <text:p>when the time is different at a different place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number-columns-repeated="2" office:value-type="string">
            <text:p>East</text:p>
          </table:table-cell>
          <table:table-cell office:value-type="string">
            <text:p>to go right on a map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culture</text:p>
          </table:table-cell>
          <table:table-cell office:value-type="string">
            <text:p>cul-ture</text:p>
          </table:table-cell>
          <table:table-cell office:value-type="string">
            <text:p>the way people in a country do things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headache</text:p>
          </table:table-cell>
          <table:table-cell office:value-type="string">
            <text:p>head-ache</text:p>
          </table:table-cell>
          <table:table-cell office:value-type="string">
            <text:p>when your head hurts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number-columns-repeated="2" office:value-type="string">
            <text:p>ache</text:p>
          </table:table-cell>
          <table:table-cell office:value-type="string">
            <text:p>to hurt inside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fever</text:p>
          </table:table-cell>
          <table:table-cell office:value-type="string">
            <text:p>fe-ver</text:p>
          </table:table-cell>
          <table:table-cell office:value-type="string">
            <text:p>when you are hot because you are sick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number-columns-repeated="2" office:value-type="string">
            <text:p>cough</text:p>
          </table:table-cell>
          <table:table-cell office:value-type="string">
            <text:p>to shoot air out of your mouth when you are sick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number-columns-repeated="2" office:value-type="string">
            <text:p>sore</text:p>
          </table:table-cell>
          <table:table-cell office:value-type="string">
            <text:p>hurt, pain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number-columns-repeated="2" office:value-type="string">
            <text:p>throat</text:p>
          </table:table-cell>
          <table:table-cell office:value-type="string">
            <text:p>the tube in your neck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matter</text:p>
          </table:table-cell>
          <table:table-cell office:value-type="string">
            <text:p>mat-ter</text:p>
          </table:table-cell>
          <table:table-cell office:value-type="string">
            <text:p>something happening, something wrong, a problem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number-columns-repeated="2" office:value-type="string">
            <text:p>rest (v)</text:p>
          </table:table-cell>
          <table:table-cell office:value-type="string">
            <text:p>to sleep, to relax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appointment</text:p>
          </table:table-cell>
          <table:table-cell office:value-type="string">
            <text:p>ap-point-ment</text:p>
          </table:table-cell>
          <table:table-cell office:value-type="string">
            <text:p>when you have to see someone at a special time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prepare</text:p>
          </table:table-cell>
          <table:table-cell office:value-type="string">
            <text:p>pre-pare</text:p>
          </table:table-cell>
          <table:table-cell office:value-type="string">
            <text:p>to get ready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number-columns-repeated="2" office:value-type="string">
            <text:p>fence</text:p>
          </table:table-cell>
          <table:table-cell office:value-type="string">
            <text:p>a wooden wall with no roof that you can see through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number-columns-repeated="2" office:value-type="string">
            <text:p>step</text:p>
          </table:table-cell>
          <table:table-cell office:value-type="string">
            <text:p>to move your foot one time, to walk a little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carpet</text:p>
          </table:table-cell>
          <table:table-cell office:value-type="string">
            <text:p>car-pet</text:p>
          </table:table-cell>
          <table:table-cell office:value-type="string">
            <text:p>a cover for the floor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number-columns-repeated="2" office:value-type="string">
            <text:p>trip</text:p>
          </table:table-cell>
          <table:table-cell office:value-type="string">
            <text:p>to fall while walking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enjoy</text:p>
          </table:table-cell>
          <table:table-cell office:value-type="string">
            <text:p>en-joy</text:p>
          </table:table-cell>
          <table:table-cell office:value-type="string">
            <text:p>to like to do something, to have fun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number-columns-repeated="2" office:value-type="string">
            <text:p>dust</text:p>
          </table:table-cell>
          <table:table-cell office:value-type="string">
            <text:p>little pieces of dirt, gray fuzzy stuff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groceries</text:p>
          </table:table-cell>
          <table:table-cell office:value-type="string">
            <text:p>gro-ceries</text:p>
          </table:table-cell>
          <table:table-cell office:value-type="string">
            <text:p>food you can buy at the store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letter</text:p>
          </table:table-cell>
          <table:table-cell office:value-type="string">
            <text:p>let-ter</text:p>
          </table:table-cell>
          <table:table-cell office:value-type="string">
            <text:p>a message or note you can write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number-columns-repeated="2" office:value-type="string">
            <text:p>brush</text:p>
          </table:table-cell>
          <table:table-cell office:value-type="string">
            <text:p>a tool with lots of hairs that you can use for cleaning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number-columns-repeated="2" office:value-type="string">
            <text:p>pie</text:p>
          </table:table-cell>
          <table:table-cell office:value-type="string">
            <text:p>a cake with more liquid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get up</text:p>
          </table:table-cell>
          <table:table-cell office:value-type="string">
            <text:p>get-up</text:p>
          </table:table-cell>
          <table:table-cell office:value-type="string">
            <text:p>to stand up, to wake up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library</text:p>
          </table:table-cell>
          <table:table-cell office:value-type="string">
            <text:p>li-brary</text:p>
          </table:table-cell>
          <table:table-cell office:value-type="string">
            <text:p>a place with a lot of books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number-columns-repeated="2" office:value-type="string">
            <text:p>miss</text:p>
          </table:table-cell>
          <table:table-cell office:value-type="string">
            <text:p>to want, can't find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backpack</text:p>
          </table:table-cell>
          <table:table-cell office:value-type="string">
            <text:p>back-pack</text:p>
          </table:table-cell>
          <table:table-cell office:value-type="string">
            <text:p>a bag that you carry on your back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number-columns-repeated="2" office:value-type="string">
            <text:p>thief</text:p>
          </table:table-cell>
          <table:table-cell office:value-type="string">
            <text:p>a person who steals things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number-columns-repeated="2" office:value-type="string">
            <text:p>steal</text:p>
          </table:table-cell>
          <table:table-cell office:value-type="string">
            <text:p>to take without asking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number-columns-repeated="2" office:value-type="string">
            <text:p>leave</text:p>
          </table:table-cell>
          <table:table-cell office:value-type="string">
            <text:p>to go away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number-columns-repeated="2" office:value-type="string">
            <text:p>quick</text:p>
          </table:table-cell>
          <table:table-cell office:value-type="string">
            <text:p>fast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exercise</text:p>
          </table:table-cell>
          <table:table-cell office:value-type="string">
            <text:p>ex-er-cise</text:p>
          </table:table-cell>
          <table:table-cell office:value-type="string">
            <text:p>to move to try to be healthy, work out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magazine</text:p>
          </table:table-cell>
          <table:table-cell office:value-type="string">
            <text:p>mag-a-zine</text:p>
          </table:table-cell>
          <table:table-cell office:value-type="string">
            <text:p>a thin book with lots of pictures and short stories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day off</text:p>
          </table:table-cell>
          <table:table-cell office:value-type="string">
            <text:p>day-off</text:p>
          </table:table-cell>
          <table:table-cell office:value-type="string">
            <text:p>a day where you don't have to go to work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focus</text:p>
          </table:table-cell>
          <table:table-cell office:value-type="string">
            <text:p>fo-cus</text:p>
          </table:table-cell>
          <table:table-cell office:value-type="string">
            <text:p>to pay attention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hungry</text:p>
          </table:table-cell>
          <table:table-cell office:value-type="string">
            <text:p>hun-gry</text:p>
          </table:table-cell>
          <table:table-cell office:value-type="string">
            <text:p>to want to eat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healthy</text:p>
          </table:table-cell>
          <table:table-cell office:value-type="string">
            <text:p>health-y</text:p>
          </table:table-cell>
          <table:table-cell office:value-type="string">
            <text:p>to not be sick, to be strong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number-columns-repeated="2" office:value-type="string">
            <text:p>sick</text:p>
          </table:table-cell>
          <table:table-cell office:value-type="string">
            <text:p>to have a problem with your body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enormous</text:p>
          </table:table-cell>
          <table:table-cell office:value-type="string">
            <text:p>e-nor-mous</text:p>
          </table:table-cell>
          <table:table-cell office:value-type="string">
            <text:p>very big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tiny</text:p>
          </table:table-cell>
          <table:table-cell office:value-type="string">
            <text:p>ti-ny</text:p>
          </table:table-cell>
          <table:table-cell office:value-type="string">
            <text:p>very small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number-columns-repeated="2" office:value-type="string">
            <text:p>full</text:p>
          </table:table-cell>
          <table:table-cell office:value-type="string">
            <text:p>no room inside, can't put anything more inside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vitamin</text:p>
          </table:table-cell>
          <table:table-cell office:value-type="string">
            <text:p>vi-tam-in</text:p>
          </table:table-cell>
          <table:table-cell office:value-type="string">
            <text:p>medicine that you eat every day like food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toothpaste</text:p>
          </table:table-cell>
          <table:table-cell office:value-type="string">
            <text:p>tooth-paste</text:p>
          </table:table-cell>
          <table:table-cell office:value-type="string">
            <text:p>soap for your mouth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armchair</text:p>
          </table:table-cell>
          <table:table-cell office:value-type="string">
            <text:p>arm-chair</text:p>
          </table:table-cell>
          <table:table-cell office:value-type="string">
            <text:p>a big chair with arms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comfortable</text:p>
          </table:table-cell>
          <table:table-cell office:value-type="string">
            <text:p>com-fort-ab-le</text:p>
          </table:table-cell>
          <table:table-cell office:value-type="string">
            <text:p>to feel good, not sick, happy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number-columns-repeated="2" office:value-type="string">
            <text:p>dull</text:p>
          </table:table-cell>
          <table:table-cell office:value-type="string">
            <text:p>boring, not colorful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shiny</text:p>
          </table:table-cell>
          <table:table-cell office:value-type="string">
            <text:p>shi-ny</text:p>
          </table:table-cell>
          <table:table-cell office:value-type="string">
            <text:p>with lots of light bouncing off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on time</text:p>
          </table:table-cell>
          <table:table-cell office:value-type="string">
            <text:p>on-time</text:p>
          </table:table-cell>
          <table:table-cell office:value-type="string">
            <text:p>not early or late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number-columns-repeated="2" office:value-type="string">
            <text:p>born</text:p>
          </table:table-cell>
          <table:table-cell office:value-type="string">
            <text:p>when you started life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grow up</text:p>
          </table:table-cell>
          <table:table-cell office:value-type="string">
            <text:p>grow-up</text:p>
          </table:table-cell>
          <table:table-cell office:value-type="string">
            <text:p>to get bigger, to become an adult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village</text:p>
          </table:table-cell>
          <table:table-cell office:value-type="string">
            <text:p>vil-lage</text:p>
          </table:table-cell>
          <table:table-cell office:value-type="string">
            <text:p>a very small city or town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begin</text:p>
          </table:table-cell>
          <table:table-cell office:value-type="string">
            <text:p>be-gin</text:p>
          </table:table-cell>
          <table:table-cell office:value-type="string">
            <text:p>to start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elementary</text:p>
          </table:table-cell>
          <table:table-cell office:value-type="string">
            <text:p>el-e-ment-ar-y</text:p>
          </table:table-cell>
          <table:table-cell office:value-type="string">
            <text:p>the starting stuff, the first things you learn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factory</text:p>
          </table:table-cell>
          <table:table-cell office:value-type="string">
            <text:p>fac-tor-y</text:p>
          </table:table-cell>
          <table:table-cell office:value-type="string">
            <text:p>a big building where you can make things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arrive</text:p>
          </table:table-cell>
          <table:table-cell office:value-type="string">
            <text:p>ar-rive</text:p>
          </table:table-cell>
          <table:table-cell office:value-type="string">
            <text:p>to come, to show up, to get to a place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hobby</text:p>
          </table:table-cell>
          <table:table-cell office:value-type="string">
            <text:p>hob-by</text:p>
          </table:table-cell>
          <table:table-cell office:value-type="string">
            <text:p>something you like to do for fun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hero</text:p>
          </table:table-cell>
          <table:table-cell office:value-type="string">
            <text:p>he-ro</text:p>
          </table:table-cell>
          <table:table-cell office:value-type="string">
            <text:p>a person who saves other people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freckles</text:p>
          </table:table-cell>
          <table:table-cell office:value-type="string">
            <text:p>freck-les</text:p>
          </table:table-cell>
          <table:table-cell office:value-type="string">
            <text:p>red or brown dots on your face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childhood</text:p>
          </table:table-cell>
          <table:table-cell office:value-type="string">
            <text:p>child-hood</text:p>
          </table:table-cell>
          <table:table-cell office:value-type="string">
            <text:p>the time when you are a child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advertisement</text:p>
          </table:table-cell>
          <table:table-cell office:value-type="string">
            <text:p>ad-ver-tise-ment</text:p>
          </table:table-cell>
          <table:table-cell office:value-type="string">
            <text:p>a picture or movie that wants you to buy something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5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2">05/02/2021</text:date>, <text:time>20:1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2H38M13S</meta:editing-duration>
    <meta:editing-cycles>27</meta:editing-cycles>
    <meta:generator>OpenOffice/4.1.6$Win32 OpenOffice.org_project/416m1$Build-9790</meta:generator>
    <dc:date>2021-05-02T20:14:03.07</dc:date>
    <meta:document-statistic meta:table-count="3" meta:cell-count="2229" meta:object-count="0"/>
    <meta:user-defined meta:name="Info 1"/>
    <meta:user-defined meta:name="Info 2"/>
    <meta:user-defined meta:name="Info 3"/>
    <meta:user-defined meta:name="Info 4"/>
  </office:meta>
</office:document-meta>
</file>